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0.00pt" fo:text-indent="-18.00pt"/>
    </style:style>
    <style:style style:name="P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0.00pt" fo:text-indent="-18.00pt"/>
    </style:style>
    <style:style style:name="P1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0.00pt" fo:text-indent="-18.00pt"/>
    </style:style>
    <style:style style:name="P1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0.00pt" fo:text-indent="-18.00pt"/>
    </style:style>
    <style:style style:name="P2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0.00pt" fo:text-indent="-18.00pt"/>
    </style:style>
    <style:style style:name="P3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0.00pt" fo:text-indent="-18.00pt"/>
    </style:style>
    <style:style style:name="P4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0.00pt" fo:text-indent="-18.00p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0.00pt" fo:text-indent="-18.00pt"/>
    </style:style>
    <style:style style:name="P6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0.00pt" fo:text-indent="-18.00pt"/>
    </style:style>
    <style:style style:name="P6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0.00pt" fo:text-indent="-18.00pt"/>
    </style:style>
    <style:style style:name="P6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0.00pt" fo:text-indent="-18.00pt"/>
    </style:style>
    <style:style style:name="P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8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0.00pt" fo:text-indent="-18.00pt"/>
    </style:style>
    <style:style style:name="P8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0.00pt" fo:text-indent="-18.00pt"/>
    </style:style>
    <style:style style:name="P9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0.00pt" fo:text-indent="-18.00pt"/>
    </style:style>
    <style:style style:name="P9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0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0.00pt" fo:text-indent="-18.00pt"/>
    </style:style>
    <style:style style:name="P11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 fo:margin-left="0.00pt" fo:text-indent="-18.00pt"/>
    </style:style>
    <style:style style:name="P11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left="0.00pt" fo:text-indent="-18.00pt"/>
    </style:style>
    <style:style style:name="P12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3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0.00pt" fo:text-indent="-18.00pt"/>
    </style:style>
    <style:style style:name="P14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5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left" fo:margin-left="0.00pt" fo:text-indent="-18.00pt"/>
    </style:style>
    <style:style style:name="P16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0.00pt" fo:text-indent="-18.00pt"/>
    </style:style>
    <style:style style:name="P16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left" fo:margin-left="0.00pt" fo:text-indent="-18.00pt"/>
    </style:style>
    <style:style style:name="P17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77" style:family="paragraph">
      <style:paragraph-properties fo:line-height="100.00%" fo:text-align="left"/>
    </style:style>
    <style:style style:name="P17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2" style:family="paragraph">
      <style:paragraph-properties fo:line-height="100.00%" fo:text-align="left"/>
    </style:style>
    <style:style style:name="P18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00.00%" fo:text-align="left" fo:margin-left="0.00pt" fo:text-indent="-18.00pt"/>
    </style:style>
    <style:style style:name="P18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left" fo:margin-left="0.00pt" fo:text-indent="-18.00pt"/>
    </style:style>
    <style:style style:name="P19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00.00%" fo:text-align="left" fo:margin-left="0.00pt" fo:text-indent="-18.00pt"/>
    </style:style>
    <style:style style:name="P19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left" fo:margin-left="0.00pt" fo:text-indent="-18.00pt"/>
    </style:style>
    <style:style style:name="P19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7" style:family="paragraph">
      <style:paragraph-properties fo:line-height="100.00%" fo:text-align="left"/>
    </style:style>
    <style:style style:name="P19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99" style:family="paragraph">
      <style:paragraph-properties fo:line-height="100.00%" fo:text-align="left"/>
    </style:style>
    <style:style style:name="P20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05" style:family="paragraph">
      <style:paragraph-properties fo:line-height="100.00%" fo:text-align="left"/>
    </style:style>
    <style:style style:name="P20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0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8" style:family="paragraph">
      <style:paragraph-properties fo:line-height="100.00%" fo:text-align="left"/>
    </style:style>
    <style:style style:name="P209" style:family="paragraph">
      <style:paragraph-properties fo:line-height="100.00%" fo:text-align="left" fo:margin-left="0.00pt" fo:text-indent="-18.00pt"/>
    </style:style>
    <style:style style:name="P21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left" fo:margin-left="0.00pt" fo:text-indent="-18.00pt"/>
    </style:style>
    <style:style style:name="P21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5" style:family="paragraph">
      <style:paragraph-properties fo:line-height="100.00%" fo:text-align="left"/>
    </style:style>
    <style:style style:name="P216" style:family="paragraph">
      <style:paragraph-properties fo:line-height="100.00%" fo:text-align="left" fo:margin-left="0.00pt" fo:text-indent="-18.00pt"/>
    </style:style>
    <style:style style:name="P21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18" style:family="paragraph">
      <style:paragraph-properties fo:line-height="100.00%" fo:text-align="left"/>
    </style:style>
    <style:style style:name="P21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0" style:family="paragraph">
      <style:paragraph-properties fo:line-height="100.00%" fo:text-align="left"/>
    </style:style>
    <style:style style:name="P221" style:family="paragraph">
      <style:paragraph-properties fo:line-height="100.00%" fo:text-align="left" fo:margin-left="0.00pt" fo:text-indent="-18.00pt"/>
    </style:style>
    <style:style style:name="P22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3" style:family="paragraph">
      <style:paragraph-properties fo:line-height="100.00%" fo:text-align="left"/>
    </style:style>
    <style:style style:name="P2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9" style:family="paragraph">
      <style:paragraph-properties fo:line-height="100.00%" fo:text-align="left"/>
    </style:style>
    <style:style style:name="P2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31" style:family="paragraph">
      <style:paragraph-properties fo:line-height="100.00%" fo:text-align="left"/>
    </style:style>
    <style:style style:name="P2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3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4" style:family="paragraph">
      <style:paragraph-properties fo:line-height="100.00%" fo:text-align="left"/>
    </style:style>
    <style:style style:name="P23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3" style:family="paragraph">
      <style:paragraph-properties fo:line-height="100.00%" fo:text-align="left"/>
    </style:style>
    <style:style style:name="P244" style:family="paragraph">
      <style:paragraph-properties fo:line-height="100.00%" fo:text-align="left" fo:margin-left="0.00pt" fo:text-indent="-18.00pt"/>
    </style:style>
    <style:style style:name="P24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6" style:family="paragraph">
      <style:paragraph-properties fo:line-height="100.00%" fo:text-align="left"/>
    </style:style>
    <style:style style:name="P2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0" style:family="paragraph">
      <style:paragraph-properties fo:line-height="100.00%" fo:text-align="left"/>
    </style:style>
    <style:style style:name="P2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2" style:family="paragraph">
      <style:paragraph-properties fo:line-height="100.00%" fo:text-align="left"/>
    </style:style>
    <style:style style:name="P2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54" style:family="paragraph">
      <style:paragraph-properties fo:line-height="100.00%" fo:text-align="left"/>
    </style:style>
    <style:style style:name="P2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5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57" style:family="paragraph">
      <style:paragraph-properties fo:line-height="100.00%" fo:text-align="left"/>
    </style:style>
    <style:style style:name="P258" style:family="paragraph">
      <style:paragraph-properties fo:line-height="100.00%" fo:text-align="left" fo:margin-left="0.00pt" fo:text-indent="-18.00pt"/>
    </style:style>
    <style:style style:name="P25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1" style:family="paragraph">
      <style:paragraph-properties fo:line-height="100.00%" fo:text-align="left"/>
    </style:style>
    <style:style style:name="P262" style:family="paragraph">
      <style:paragraph-properties fo:line-height="100.00%" fo:text-align="left" fo:margin-left="0.00pt" fo:text-indent="-18.00pt"/>
    </style:style>
    <style:style style:name="P26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4" style:family="paragraph">
      <style:paragraph-properties fo:line-height="100.00%" fo:text-align="left"/>
    </style:style>
    <style:style style:name="P26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6" style:family="paragraph">
      <style:paragraph-properties fo:line-height="100.00%" fo:text-align="left"/>
    </style:style>
    <style:style style:name="P26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68" style:family="paragraph">
      <style:paragraph-properties fo:line-height="100.00%" fo:text-align="left"/>
    </style:style>
    <style:style style:name="P269" style:family="paragraph">
      <style:paragraph-properties fo:line-height="100.00%" fo:text-align="left" fo:margin-left="0.00pt" fo:text-indent="-18.00pt"/>
    </style:style>
    <style:style style:name="P27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3" style:family="paragraph">
      <style:paragraph-properties fo:line-height="100.00%" fo:text-align="left"/>
    </style:style>
    <style:style style:name="P2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5" style:family="paragraph">
      <style:paragraph-properties fo:line-height="100.00%" fo:text-align="left"/>
    </style:style>
    <style:style style:name="P27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7" style:family="paragraph">
      <style:paragraph-properties fo:line-height="100.00%" fo:text-align="left"/>
    </style:style>
    <style:style style:name="P27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79" style:family="paragraph">
      <style:paragraph-properties fo:line-height="100.00%" fo:text-align="left"/>
    </style:style>
    <style:style style:name="P28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2" style:family="paragraph">
      <style:paragraph-properties fo:line-height="100.00%" fo:text-align="left"/>
    </style:style>
    <style:style style:name="P283" style:family="paragraph">
      <style:paragraph-properties fo:line-height="100.00%" fo:text-align="left" fo:margin-left="0.00pt" fo:text-indent="-18.00pt"/>
    </style:style>
    <style:style style:name="P28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6" style:family="paragraph">
      <style:paragraph-properties fo:line-height="100.00%" fo:text-align="left"/>
    </style:style>
    <style:style style:name="P287" style:family="paragraph">
      <style:paragraph-properties fo:line-height="100.00%" fo:text-align="left" fo:margin-left="0.00pt" fo:text-indent="-18.00pt"/>
    </style:style>
    <style:style style:name="P28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0.00pt" fo:text-indent="-18.00pt"/>
    </style:style>
    <style:style style:name="P29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2" style:family="paragraph">
      <style:paragraph-properties fo:line-height="100.00%" fo:text-align="left"/>
    </style:style>
    <style:style style:name="P29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4" style:family="paragraph">
      <style:paragraph-properties fo:line-height="100.00%" fo:text-align="left"/>
    </style:style>
    <style:style style:name="P295" style:family="paragraph">
      <style:paragraph-properties fo:line-height="100.00%" fo:text-align="left" fo:margin-left="0.00pt" fo:text-indent="-18.00pt"/>
    </style:style>
    <style:style style:name="P29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7" style:family="paragraph">
      <style:paragraph-properties fo:line-height="100.00%" fo:text-align="left"/>
    </style:style>
    <style:style style:name="P29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9" style:family="paragraph">
      <style:paragraph-properties fo:line-height="100.00%" fo:text-align="left"/>
    </style:style>
    <style:style style:name="P30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1" style:family="paragraph">
      <style:paragraph-properties fo:line-height="100.00%" fo:text-align="left"/>
    </style:style>
    <style:style style:name="P30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3" style:family="paragraph">
      <style:paragraph-properties fo:line-height="100.00%" fo:text-align="left"/>
    </style:style>
    <style:style style:name="P30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05" style:family="paragraph">
      <style:paragraph-properties fo:line-height="100.00%" fo:text-align="left"/>
    </style:style>
    <style:style style:name="P30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0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8" style:family="paragraph">
      <style:paragraph-properties fo:line-height="100.00%" fo:text-align="left"/>
    </style:style>
    <style:style style:name="P30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1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11" style:family="paragraph">
      <style:paragraph-properties fo:line-height="100.00%" fo:text-align="left"/>
    </style:style>
    <style:style style:name="P312" style:family="paragraph">
      <style:paragraph-properties fo:line-height="100.00%" fo:text-align="left" fo:margin-left="0.00pt" fo:text-indent="-18.00pt"/>
    </style:style>
    <style:style style:name="P31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14" style:family="paragraph">
      <style:paragraph-properties fo:line-height="100.00%" fo:text-align="left"/>
    </style:style>
    <style:style style:name="P315" style:family="paragraph">
      <style:paragraph-properties fo:line-height="100.00%" fo:text-align="left" fo:margin-left="0.00pt" fo:text-indent="-18.00pt"/>
    </style:style>
    <style:style style:name="P31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17" style:family="paragraph">
      <style:paragraph-properties fo:line-height="100.00%" fo:text-align="left"/>
    </style:style>
    <style:style style:name="P318" style:family="paragraph">
      <style:paragraph-properties fo:line-height="100.00%" fo:text-align="left" fo:margin-left="0.00pt" fo:text-indent="-18.00pt"/>
    </style:style>
    <style:style style:name="P31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0" style:family="paragraph">
      <style:paragraph-properties fo:line-height="100.00%" fo:text-align="left"/>
    </style:style>
    <style:style style:name="P321" style:family="paragraph">
      <style:paragraph-properties fo:line-height="100.00%" fo:text-align="left" fo:margin-left="0.00pt" fo:text-indent="-18.00pt"/>
    </style:style>
    <style:style style:name="P32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3" style:family="paragraph">
      <style:paragraph-properties fo:line-height="100.00%" fo:text-align="left"/>
    </style:style>
    <style:style style:name="P3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5" style:family="paragraph">
      <style:paragraph-properties fo:line-height="100.00%" fo:text-align="left"/>
    </style:style>
    <style:style style:name="P3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7" style:family="paragraph">
      <style:paragraph-properties fo:line-height="100.00%" fo:text-align="left"/>
    </style:style>
    <style:style style:name="P3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9" style:family="paragraph">
      <style:paragraph-properties fo:line-height="100.00%" fo:text-align="left"/>
    </style:style>
    <style:style style:name="P3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31" style:family="paragraph">
      <style:paragraph-properties fo:line-height="100.00%" fo:text-align="left"/>
    </style:style>
    <style:style style:name="P3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3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34" style:family="paragraph">
      <style:paragraph-properties fo:line-height="100.00%" fo:text-align="left"/>
    </style:style>
    <style:style style:name="P33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37" style:family="paragraph">
      <style:paragraph-properties fo:line-height="100.00%" fo:text-align="left"/>
    </style:style>
    <style:style style:name="P338" style:family="paragraph">
      <style:paragraph-properties fo:line-height="100.00%" fo:text-align="left" fo:margin-left="0.00pt" fo:text-indent="-18.00pt"/>
    </style:style>
    <style:style style:name="P33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40" style:family="paragraph">
      <style:paragraph-properties fo:line-height="100.00%" fo:text-align="left"/>
    </style:style>
    <style:style style:name="P341" style:family="paragraph">
      <style:paragraph-properties fo:line-height="100.00%" fo:text-align="left" fo:margin-left="0.00pt" fo:text-indent="-18.00pt"/>
    </style:style>
    <style:style style:name="P34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43" style:family="paragraph">
      <style:paragraph-properties fo:line-height="100.00%" fo:text-align="left"/>
    </style:style>
    <style:style style:name="P34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45" style:family="paragraph">
      <style:paragraph-properties fo:line-height="100.00%" fo:text-align="left"/>
    </style:style>
    <style:style style:name="P346" style:family="paragraph">
      <style:paragraph-properties fo:line-height="100.00%" fo:text-align="left" fo:margin-left="0.00pt" fo:text-indent="-18.00pt"/>
    </style:style>
    <style:style style:name="P3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48" style:family="paragraph">
      <style:paragraph-properties fo:line-height="100.00%" fo:text-align="left"/>
    </style:style>
    <style:style style:name="P34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50" style:family="paragraph">
      <style:paragraph-properties fo:line-height="100.00%" fo:text-align="left"/>
    </style:style>
    <style:style style:name="P3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52" style:family="paragraph">
      <style:paragraph-properties fo:line-height="100.00%" fo:text-align="left"/>
    </style:style>
    <style:style style:name="P3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54" style:family="paragraph">
      <style:paragraph-properties fo:line-height="100.00%" fo:text-align="left"/>
    </style:style>
    <style:style style:name="P3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56" style:family="paragraph">
      <style:paragraph-properties fo:line-height="100.00%" fo:text-align="left"/>
    </style:style>
    <style:style style:name="P35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5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59" style:family="paragraph">
      <style:paragraph-properties fo:line-height="100.00%" fo:text-align="left"/>
    </style:style>
    <style:style style:name="P36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6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62" style:family="paragraph">
      <style:paragraph-properties fo:line-height="100.00%" fo:text-align="left"/>
    </style:style>
    <style:style style:name="P36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64" style:family="paragraph">
      <style:paragraph-properties fo:line-height="100.00%" fo:text-align="left"/>
    </style:style>
    <style:style style:name="P36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66" style:family="paragraph">
      <style:paragraph-properties fo:line-height="100.00%" fo:text-align="left"/>
    </style:style>
    <style:style style:name="P36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68" style:family="paragraph">
      <style:paragraph-properties fo:line-height="100.00%" fo:text-align="left"/>
    </style:style>
    <style:style style:name="P36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70" style:family="paragraph">
      <style:paragraph-properties fo:line-height="100.00%" fo:text-align="left"/>
    </style:style>
    <style:style style:name="P37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72" style:family="paragraph">
      <style:paragraph-properties fo:line-height="100.00%" fo:text-align="left"/>
    </style:style>
    <style:style style:name="P37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74" style:family="paragraph">
      <style:paragraph-properties fo:line-height="100.00%" fo:text-align="left"/>
    </style:style>
    <style:style style:name="P37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76" style:family="paragraph">
      <style:paragraph-properties fo:line-height="100.00%" fo:text-align="left"/>
    </style:style>
    <style:style style:name="P37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78" style:family="paragraph">
      <style:paragraph-properties fo:line-height="100.00%" fo:text-align="left"/>
    </style:style>
    <style:style style:name="P37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38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1" style:family="paragraph">
      <style:paragraph-properties fo:line-height="100.00%" fo:text-align="left"/>
    </style:style>
    <style:style style:name="P38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4" style:family="paragraph">
      <style:paragraph-properties fo:line-height="100.00%" fo:text-align="left"/>
    </style:style>
    <style:style style:name="P38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6" style:family="paragraph">
      <style:paragraph-properties fo:line-height="100.00%" fo:text-align="left"/>
    </style:style>
    <style:style style:name="P38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8" style:family="paragraph">
      <style:paragraph-properties fo:line-height="100.00%" fo:text-align="left"/>
    </style:style>
    <style:style style:name="P38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90" style:family="paragraph">
      <style:paragraph-properties fo:line-height="100.00%" fo:text-align="left"/>
    </style:style>
    <style:style style:name="P39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92" style:family="paragraph">
      <style:paragraph-properties fo:line-height="100.00%" fo:text-align="left"/>
    </style:style>
    <style:style style:name="P39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94" style:family="paragraph">
      <style:paragraph-properties fo:line-height="100.00%" fo:text-align="left"/>
    </style:style>
    <style:style style:name="P39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96" style:family="paragraph">
      <style:paragraph-properties fo:line-height="100.00%" fo:text-align="left"/>
    </style:style>
    <style:style style:name="P39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98" style:family="paragraph">
      <style:paragraph-properties fo:line-height="115.00%" fo:text-align="left" fo:margin-bottom="10.00pt"/>
    </style:style>
    <style:style style:name="P39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00" style:family="paragraph">
      <style:paragraph-properties fo:line-height="100.00%" fo:text-align="left"/>
    </style:style>
    <style:style style:name="P40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0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03" style:family="paragraph">
      <style:paragraph-properties fo:line-height="100.00%" fo:text-align="left"/>
    </style:style>
    <style:style style:name="P40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0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06" style:family="paragraph">
      <style:paragraph-properties fo:line-height="100.00%" fo:text-align="left"/>
    </style:style>
    <style:style style:name="P40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08" style:family="paragraph">
      <style:paragraph-properties fo:line-height="100.00%" fo:text-align="left"/>
    </style:style>
    <style:style style:name="P40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10" style:family="paragraph">
      <style:paragraph-properties fo:line-height="100.00%" fo:text-align="left"/>
    </style:style>
    <style:style style:name="P4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12" style:family="paragraph">
      <style:paragraph-properties fo:line-height="100.00%" fo:text-align="left"/>
    </style:style>
    <style:style style:name="P413" style:family="paragraph">
      <style:paragraph-properties fo:line-height="100.00%" fo:text-align="left" fo:margin-left="0.00pt" fo:text-indent="-18.00pt"/>
    </style:style>
    <style:style style:name="P41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15" style:family="paragraph">
      <style:paragraph-properties fo:line-height="100.00%" fo:text-align="left"/>
    </style:style>
    <style:style style:name="P41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17" style:family="paragraph">
      <style:paragraph-properties fo:line-height="100.00%" fo:text-align="left"/>
    </style:style>
    <style:style style:name="P41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19" style:family="paragraph">
      <style:paragraph-properties fo:line-height="100.00%" fo:text-align="left"/>
    </style:style>
    <style:style style:name="P42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21" style:family="paragraph">
      <style:paragraph-properties fo:line-height="100.00%" fo:text-align="left"/>
    </style:style>
    <style:style style:name="P42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23" style:family="paragraph">
      <style:paragraph-properties fo:line-height="100.00%" fo:text-align="left"/>
    </style:style>
    <style:style style:name="P42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2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26" style:family="paragraph">
      <style:paragraph-properties fo:line-height="100.00%" fo:text-align="left"/>
    </style:style>
    <style:style style:name="P42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29" style:family="paragraph">
      <style:paragraph-properties fo:line-height="100.00%" fo:text-align="left"/>
    </style:style>
    <style:style style:name="P4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31" style:family="paragraph">
      <style:paragraph-properties fo:line-height="100.00%" fo:text-align="left"/>
    </style:style>
    <style:style style:name="P4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33" style:family="paragraph">
      <style:paragraph-properties fo:line-height="100.00%" fo:text-align="left"/>
    </style:style>
    <style:style style:name="P43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35" style:family="paragraph">
      <style:paragraph-properties fo:line-height="100.00%" fo:text-align="left"/>
    </style:style>
    <style:style style:name="P436" style:family="paragraph">
      <style:paragraph-properties fo:line-height="100.00%" fo:text-align="left" fo:margin-left="0.00pt" fo:text-indent="-18.00pt"/>
    </style:style>
    <style:style style:name="P43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38" style:family="paragraph">
      <style:paragraph-properties fo:line-height="100.00%" fo:text-align="left"/>
    </style:style>
    <style:style style:name="P43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40" style:family="paragraph">
      <style:paragraph-properties fo:line-height="100.00%" fo:text-align="left"/>
    </style:style>
    <style:style style:name="P4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42" style:family="paragraph">
      <style:paragraph-properties fo:line-height="100.00%" fo:text-align="left"/>
    </style:style>
    <style:style style:name="P44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44" style:family="paragraph">
      <style:paragraph-properties fo:line-height="100.00%" fo:text-align="left"/>
    </style:style>
    <style:style style:name="P44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46" style:family="paragraph">
      <style:paragraph-properties fo:line-height="100.00%" fo:text-align="left"/>
    </style:style>
    <style:style style:name="P4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4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49" style:family="paragraph">
      <style:paragraph-properties fo:line-height="100.00%" fo:text-align="left"/>
    </style:style>
    <style:style style:name="P45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52" style:family="paragraph">
      <style:paragraph-properties fo:line-height="100.00%" fo:text-align="left"/>
    </style:style>
    <style:style style:name="P4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54" style:family="paragraph">
      <style:paragraph-properties fo:line-height="100.00%" fo:text-align="left"/>
    </style:style>
    <style:style style:name="P4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56" style:family="paragraph">
      <style:paragraph-properties fo:line-height="100.00%" fo:text-align="left"/>
    </style:style>
    <style:style style:name="P45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58" style:family="paragraph">
      <style:paragraph-properties fo:line-height="100.00%" fo:text-align="left"/>
    </style:style>
    <style:style style:name="P459" style:family="paragraph">
      <style:paragraph-properties fo:line-height="100.00%" fo:text-align="left" fo:margin-left="0.00pt" fo:text-indent="-18.00pt"/>
    </style:style>
    <style:style style:name="P46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61" style:family="paragraph">
      <style:paragraph-properties fo:line-height="100.00%" fo:text-align="left"/>
    </style:style>
    <style:style style:name="P46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63" style:family="paragraph">
      <style:paragraph-properties fo:line-height="100.00%" fo:text-align="left"/>
    </style:style>
    <style:style style:name="P46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65" style:family="paragraph">
      <style:paragraph-properties fo:line-height="100.00%" fo:text-align="left"/>
    </style:style>
    <style:style style:name="P46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67" style:family="paragraph">
      <style:paragraph-properties fo:line-height="115.00%" fo:text-align="left" fo:margin-bottom="10.00pt"/>
    </style:style>
    <style:style style:name="P468" style:family="paragraph">
      <style:paragraph-properties fo:line-height="100.00%" fo:text-align="left"/>
    </style:style>
    <style:style style:name="P46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70" style:family="paragraph">
      <style:paragraph-properties fo:line-height="100.00%" fo:text-align="left"/>
    </style:style>
    <style:style style:name="P47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7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73" style:family="paragraph">
      <style:paragraph-properties fo:line-height="100.00%" fo:text-align="left"/>
    </style:style>
    <style:style style:name="P4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7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76" style:family="paragraph">
      <style:paragraph-properties fo:line-height="100.00%" fo:text-align="left"/>
    </style:style>
    <style:style style:name="P47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78" style:family="paragraph">
      <style:paragraph-properties fo:line-height="100.00%" fo:text-align="left"/>
    </style:style>
    <style:style style:name="P47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80" style:family="paragraph">
      <style:paragraph-properties fo:line-height="100.00%" fo:text-align="left"/>
    </style:style>
    <style:style style:name="P4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82" style:family="paragraph">
      <style:paragraph-properties fo:line-height="100.00%" fo:text-align="left"/>
    </style:style>
    <style:style style:name="P483" style:family="paragraph">
      <style:paragraph-properties fo:line-height="100.00%" fo:text-align="left" fo:margin-left="0.00pt" fo:text-indent="-18.00pt"/>
    </style:style>
    <style:style style:name="P48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85" style:family="paragraph">
      <style:paragraph-properties fo:line-height="100.00%" fo:text-align="left"/>
    </style:style>
    <style:style style:name="P48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87" style:family="paragraph">
      <style:paragraph-properties fo:line-height="100.00%" fo:text-align="left"/>
    </style:style>
    <style:style style:name="P48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89" style:family="paragraph">
      <style:paragraph-properties fo:line-height="100.00%" fo:text-align="left"/>
    </style:style>
    <style:style style:name="P49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91" style:family="paragraph">
      <style:paragraph-properties fo:line-height="100.00%" fo:text-align="left"/>
    </style:style>
    <style:style style:name="P49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93" style:family="paragraph">
      <style:paragraph-properties fo:line-height="100.00%" fo:text-align="left"/>
    </style:style>
    <style:style style:name="P49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9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96" style:family="paragraph">
      <style:paragraph-properties fo:line-height="100.00%" fo:text-align="left"/>
    </style:style>
    <style:style style:name="P49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9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99" style:family="paragraph">
      <style:paragraph-properties fo:line-height="100.00%" fo:text-align="left"/>
    </style:style>
    <style:style style:name="P50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01" style:family="paragraph">
      <style:paragraph-properties fo:line-height="100.00%" fo:text-align="left"/>
    </style:style>
    <style:style style:name="P50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03" style:family="paragraph">
      <style:paragraph-properties fo:line-height="100.00%" fo:text-align="left"/>
    </style:style>
    <style:style style:name="P50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05" style:family="paragraph">
      <style:paragraph-properties fo:line-height="100.00%" fo:text-align="left"/>
    </style:style>
    <style:style style:name="P506" style:family="paragraph">
      <style:paragraph-properties fo:line-height="100.00%" fo:text-align="left" fo:margin-left="0.00pt" fo:text-indent="-18.00pt"/>
    </style:style>
    <style:style style:name="P50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08" style:family="paragraph">
      <style:paragraph-properties fo:line-height="100.00%" fo:text-align="left"/>
    </style:style>
    <style:style style:name="P50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10" style:family="paragraph">
      <style:paragraph-properties fo:line-height="100.00%" fo:text-align="left"/>
    </style:style>
    <style:style style:name="P5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12" style:family="paragraph">
      <style:paragraph-properties fo:line-height="100.00%" fo:text-align="left"/>
    </style:style>
    <style:style style:name="P51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14" style:family="paragraph">
      <style:paragraph-properties fo:line-height="100.00%" fo:text-align="left"/>
    </style:style>
    <style:style style:name="P51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16" style:family="paragraph">
      <style:paragraph-properties fo:line-height="100.00%" fo:text-align="left"/>
    </style:style>
    <style:style style:name="P51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1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19" style:family="paragraph">
      <style:paragraph-properties fo:line-height="100.00%" fo:text-align="left"/>
    </style:style>
    <style:style style:name="P52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22" style:family="paragraph">
      <style:paragraph-properties fo:line-height="100.00%" fo:text-align="left"/>
    </style:style>
    <style:style style:name="P52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24" style:family="paragraph">
      <style:paragraph-properties fo:line-height="100.00%" fo:text-align="left"/>
    </style:style>
    <style:style style:name="P52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26" style:family="paragraph">
      <style:paragraph-properties fo:line-height="100.00%" fo:text-align="left"/>
    </style:style>
    <style:style style:name="P52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28" style:family="paragraph">
      <style:paragraph-properties fo:line-height="100.00%" fo:text-align="left"/>
    </style:style>
    <style:style style:name="P529" style:family="paragraph">
      <style:paragraph-properties fo:line-height="100.00%" fo:text-align="left" fo:margin-left="0.00pt" fo:text-indent="-18.00pt"/>
    </style:style>
    <style:style style:name="P5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31" style:family="paragraph">
      <style:paragraph-properties fo:line-height="100.00%" fo:text-align="left"/>
    </style:style>
    <style:style style:name="P5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33" style:family="paragraph">
      <style:paragraph-properties fo:line-height="100.00%" fo:text-align="left"/>
    </style:style>
    <style:style style:name="P53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35" style:family="paragraph">
      <style:paragraph-properties fo:line-height="100.00%" fo:text-align="left"/>
    </style:style>
    <style:style style:name="P5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37" style:family="paragraph">
      <style:paragraph-properties fo:line-height="100.00%" fo:text-align="left"/>
    </style:style>
    <style:style style:name="P53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39" style:family="paragraph">
      <style:paragraph-properties fo:line-height="100.00%" fo:text-align="left"/>
    </style:style>
    <style:style style:name="P54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42" style:family="paragraph">
      <style:paragraph-properties fo:line-height="100.00%" fo:text-align="left"/>
    </style:style>
    <style:style style:name="P54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4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45" style:family="paragraph">
      <style:paragraph-properties fo:line-height="100.00%" fo:text-align="left"/>
    </style:style>
    <style:style style:name="P54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47" style:family="paragraph">
      <style:paragraph-properties fo:line-height="100.00%" fo:text-align="left"/>
    </style:style>
    <style:style style:name="P54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49" style:family="paragraph">
      <style:paragraph-properties fo:line-height="100.00%" fo:text-align="left"/>
    </style:style>
    <style:style style:name="P55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51" style:family="paragraph">
      <style:paragraph-properties fo:line-height="100.00%" fo:text-align="left"/>
    </style:style>
    <style:style style:name="P552" style:family="paragraph">
      <style:paragraph-properties fo:line-height="100.00%" fo:text-align="left" fo:margin-left="0.00pt" fo:text-indent="-18.00pt"/>
    </style:style>
    <style:style style:name="P5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54" style:family="paragraph">
      <style:paragraph-properties fo:line-height="100.00%" fo:text-align="left"/>
    </style:style>
    <style:style style:name="P5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56" style:family="paragraph">
      <style:paragraph-properties fo:line-height="100.00%" fo:text-align="left"/>
    </style:style>
    <style:style style:name="P55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58" style:family="paragraph">
      <style:paragraph-properties fo:line-height="100.00%" fo:text-align="left"/>
    </style:style>
    <style:style style:name="P55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60" style:family="paragraph">
      <style:paragraph-properties fo:line-height="100.00%" fo:text-align="left"/>
    </style:style>
    <style:style style:name="P56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62" style:family="paragraph">
      <style:paragraph-properties fo:line-height="100.00%" fo:text-align="left"/>
    </style:style>
    <style:style style:name="P56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56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65" style:family="paragraph">
      <style:paragraph-properties fo:line-height="100.00%" fo:text-align="left"/>
    </style:style>
    <style:style style:name="P56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6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68" style:family="paragraph">
      <style:paragraph-properties fo:line-height="100.00%" fo:text-align="left"/>
    </style:style>
    <style:style style:name="P56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70" style:family="paragraph">
      <style:paragraph-properties fo:line-height="100.00%" fo:text-align="left"/>
    </style:style>
    <style:style style:name="P57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72" style:family="paragraph">
      <style:paragraph-properties fo:line-height="100.00%" fo:text-align="left"/>
    </style:style>
    <style:style style:name="P57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74" style:family="paragraph">
      <style:paragraph-properties fo:line-height="100.00%" fo:text-align="left"/>
    </style:style>
    <style:style style:name="P57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76" style:family="paragraph">
      <style:paragraph-properties fo:line-height="100.00%" fo:text-align="left"/>
    </style:style>
    <style:style style:name="P57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78" style:family="paragraph">
      <style:paragraph-properties fo:line-height="100.00%" fo:text-align="left"/>
    </style:style>
    <style:style style:name="P57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80" style:family="paragraph">
      <style:paragraph-properties fo:line-height="100.00%" fo:text-align="left"/>
    </style:style>
    <style:style style:name="P58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82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2222in"/>
    </style:style>
    <style:style style:name="TableColumn0101" style:family="table-column">
      <style:table-column-properties style:column-width="6.104167in"/>
    </style:style>
    <style:style style:name="Table01" style:family="table">
      <style:table-properties style:width="6.9263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1" style:family="table-row">
      <style:table-row-properties style:min-row-height="0.158333in"/>
    </style:style>
    <style:style style:name="TableCell01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200" style:family="table-column">
      <style:table-column-properties style:column-width="0.822222in"/>
    </style:style>
    <style:style style:name="TableColumn0201" style:family="table-column">
      <style:table-column-properties style:column-width="6.104167in"/>
    </style:style>
    <style:style style:name="Table02" style:family="table">
      <style:table-properties style:width="6.9263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1" style:family="table-row">
      <style:table-row-properties style:min-row-height="0.158333in"/>
    </style:style>
    <style:style style:name="TableCell02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300" style:family="table-column">
      <style:table-column-properties style:column-width="0.822222in"/>
    </style:style>
    <style:style style:name="TableColumn0301" style:family="table-column">
      <style:table-column-properties style:column-width="6.104167in"/>
    </style:style>
    <style:style style:name="Table03" style:family="table">
      <style:table-properties style:width="6.9263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1" style:family="table-row">
      <style:table-row-properties style:min-row-height="0.158333in"/>
    </style:style>
    <style:style style:name="TableCell03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400" style:family="table-column">
      <style:table-column-properties style:column-width="0.822222in"/>
    </style:style>
    <style:style style:name="TableColumn0401" style:family="table-column">
      <style:table-column-properties style:column-width="6.104167in"/>
    </style:style>
    <style:style style:name="Table04" style:family="table">
      <style:table-properties style:width="6.9263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1" style:family="table-row">
      <style:table-row-properties style:min-row-height="0.158333in"/>
    </style:style>
    <style:style style:name="TableCell04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500" style:family="table-column">
      <style:table-column-properties style:column-width="0.822222in"/>
    </style:style>
    <style:style style:name="TableColumn0501" style:family="table-column">
      <style:table-column-properties style:column-width="6.104167in"/>
    </style:style>
    <style:style style:name="Table05" style:family="table">
      <style:table-properties style:width="6.9263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1" style:family="table-row">
      <style:table-row-properties style:min-row-height="0.158333in"/>
    </style:style>
    <style:style style:name="TableCell05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600" style:family="table-column">
      <style:table-column-properties style:column-width="0.822222in"/>
    </style:style>
    <style:style style:name="TableColumn0601" style:family="table-column">
      <style:table-column-properties style:column-width="6.104167in"/>
    </style:style>
    <style:style style:name="Table06" style:family="table">
      <style:table-properties style:width="6.9263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1" style:family="table-row">
      <style:table-row-properties style:min-row-height="0.158333in"/>
    </style:style>
    <style:style style:name="TableCell06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700" style:family="table-column">
      <style:table-column-properties style:column-width="0.822222in"/>
    </style:style>
    <style:style style:name="TableColumn0701" style:family="table-column">
      <style:table-column-properties style:column-width="6.104167in"/>
    </style:style>
    <style:style style:name="Table07" style:family="table">
      <style:table-properties style:width="6.926389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1" style:family="table-row">
      <style:table-row-properties style:min-row-height="0.158333in"/>
    </style:style>
    <style:style style:name="TableCell07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800" style:family="table-column">
      <style:table-column-properties style:column-width="0.822222in"/>
    </style:style>
    <style:style style:name="TableColumn0801" style:family="table-column">
      <style:table-column-properties style:column-width="6.104167in"/>
    </style:style>
    <style:style style:name="Table08" style:family="table">
      <style:table-properties style:width="6.9263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1" style:family="table-row">
      <style:table-row-properties style:min-row-height="0.158333in"/>
    </style:style>
    <style:style style:name="TableCell08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8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900" style:family="table-column">
      <style:table-column-properties style:column-width="0.822222in"/>
    </style:style>
    <style:style style:name="TableColumn0901" style:family="table-column">
      <style:table-column-properties style:column-width="6.104167in"/>
    </style:style>
    <style:style style:name="Table09" style:family="table">
      <style:table-properties style:width="6.926389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1" style:family="table-row">
      <style:table-row-properties style:min-row-height="0.158333in"/>
    </style:style>
    <style:style style:name="TableCell09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6" style:family="table-row">
      <style:table-row-properties/>
    </style:style>
    <style:style style:name="TableCell09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7" style:family="table-row">
      <style:table-row-properties/>
    </style:style>
    <style:style style:name="TableCell09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908" style:family="table-row">
      <style:table-row-properties/>
    </style:style>
    <style:style style:name="TableCell09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9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000" style:family="table-column">
      <style:table-column-properties style:column-width="0.822222in"/>
    </style:style>
    <style:style style:name="TableColumn1001" style:family="table-column">
      <style:table-column-properties style:column-width="6.104167in"/>
    </style:style>
    <style:style style:name="Table10" style:family="table">
      <style:table-properties style:width="6.926389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1" style:family="table-row">
      <style:table-row-properties style:min-row-height="0.158333in"/>
    </style:style>
    <style:style style:name="TableCell10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008" style:family="table-row">
      <style:table-row-properties/>
    </style:style>
    <style:style style:name="TableCell10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0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100" style:family="table-column">
      <style:table-column-properties style:column-width="0.822222in"/>
    </style:style>
    <style:style style:name="TableColumn1101" style:family="table-column">
      <style:table-column-properties style:column-width="6.104167in"/>
    </style:style>
    <style:style style:name="Table11" style:family="table">
      <style:table-properties style:width="6.926389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1" style:family="table-row">
      <style:table-row-properties style:min-row-height="0.158333in"/>
    </style:style>
    <style:style style:name="TableCell11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6" style:family="table-row">
      <style:table-row-properties/>
    </style:style>
    <style:style style:name="TableCell11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7" style:family="table-row">
      <style:table-row-properties/>
    </style:style>
    <style:style style:name="TableCell11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108" style:family="table-row">
      <style:table-row-properties/>
    </style:style>
    <style:style style:name="TableCell11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1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200" style:family="table-column">
      <style:table-column-properties style:column-width="0.822222in"/>
    </style:style>
    <style:style style:name="TableColumn1201" style:family="table-column">
      <style:table-column-properties style:column-width="6.104167in"/>
    </style:style>
    <style:style style:name="Table12" style:family="table">
      <style:table-properties style:width="6.9263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1" style:family="table-row">
      <style:table-row-properties style:min-row-height="0.158333in"/>
    </style:style>
    <style:style style:name="TableCell12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3" style:family="table-row">
      <style:table-row-properties/>
    </style:style>
    <style:style style:name="TableCell12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4" style:family="table-row">
      <style:table-row-properties/>
    </style:style>
    <style:style style:name="TableCell12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5" style:family="table-row">
      <style:table-row-properties/>
    </style:style>
    <style:style style:name="TableCell12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6" style:family="table-row">
      <style:table-row-properties/>
    </style:style>
    <style:style style:name="TableCell12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7" style:family="table-row">
      <style:table-row-properties/>
    </style:style>
    <style:style style:name="TableCell12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208" style:family="table-row">
      <style:table-row-properties/>
    </style:style>
    <style:style style:name="TableCell12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2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300" style:family="table-column">
      <style:table-column-properties style:column-width="0.822222in"/>
    </style:style>
    <style:style style:name="TableColumn1301" style:family="table-column">
      <style:table-column-properties style:column-width="6.104167in"/>
    </style:style>
    <style:style style:name="Table13" style:family="table">
      <style:table-properties style:width="6.926389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1" style:family="table-row">
      <style:table-row-properties style:min-row-height="0.158333in"/>
    </style:style>
    <style:style style:name="TableCell13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2" style:family="table-row">
      <style:table-row-properties/>
    </style:style>
    <style:style style:name="TableCell13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3" style:family="table-row">
      <style:table-row-properties/>
    </style:style>
    <style:style style:name="TableCell13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4" style:family="table-row">
      <style:table-row-properties/>
    </style:style>
    <style:style style:name="TableCell13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6" style:family="table-row">
      <style:table-row-properties/>
    </style:style>
    <style:style style:name="TableCell13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7" style:family="table-row">
      <style:table-row-properties/>
    </style:style>
    <style:style style:name="TableCell13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308" style:family="table-row">
      <style:table-row-properties/>
    </style:style>
    <style:style style:name="TableCell13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3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400" style:family="table-column">
      <style:table-column-properties style:column-width="0.822222in"/>
    </style:style>
    <style:style style:name="TableColumn1401" style:family="table-column">
      <style:table-column-properties style:column-width="6.104167in"/>
    </style:style>
    <style:style style:name="Table14" style:family="table">
      <style:table-properties style:width="6.926389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1" style:family="table-row">
      <style:table-row-properties style:min-row-height="0.158333in"/>
    </style:style>
    <style:style style:name="TableCell14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4" style:family="table-row">
      <style:table-row-properties/>
    </style:style>
    <style:style style:name="TableCell14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5" style:family="table-row">
      <style:table-row-properties/>
    </style:style>
    <style:style style:name="TableCell14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6" style:family="table-row">
      <style:table-row-properties/>
    </style:style>
    <style:style style:name="TableCell14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7" style:family="table-row">
      <style:table-row-properties/>
    </style:style>
    <style:style style:name="TableCell14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408" style:family="table-row">
      <style:table-row-properties/>
    </style:style>
    <style:style style:name="TableCell14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4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500" style:family="table-column">
      <style:table-column-properties style:column-width="0.822222in"/>
    </style:style>
    <style:style style:name="TableColumn1501" style:family="table-column">
      <style:table-column-properties style:column-width="6.104167in"/>
    </style:style>
    <style:style style:name="Table15" style:family="table">
      <style:table-properties style:width="6.926389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501" style:family="table-row">
      <style:table-row-properties style:min-row-height="0.158333in"/>
    </style:style>
    <style:style style:name="TableCell15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502" style:family="table-row">
      <style:table-row-properties/>
    </style:style>
    <style:style style:name="TableCell15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503" style:family="table-row">
      <style:table-row-properties/>
    </style:style>
    <style:style style:name="TableCell15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504" style:family="table-row">
      <style:table-row-properties/>
    </style:style>
    <style:style style:name="TableCell15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505" style:family="table-row">
      <style:table-row-properties/>
    </style:style>
    <style:style style:name="TableCell15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506" style:family="table-row">
      <style:table-row-properties/>
    </style:style>
    <style:style style:name="TableCell15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507" style:family="table-row">
      <style:table-row-properties/>
    </style:style>
    <style:style style:name="TableCell15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508" style:family="table-row">
      <style:table-row-properties/>
    </style:style>
    <style:style style:name="TableCell15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5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600" style:family="table-column">
      <style:table-column-properties style:column-width="0.822222in"/>
    </style:style>
    <style:style style:name="TableColumn1601" style:family="table-column">
      <style:table-column-properties style:column-width="6.104167in"/>
    </style:style>
    <style:style style:name="Table16" style:family="table">
      <style:table-properties style:width="6.926389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601" style:family="table-row">
      <style:table-row-properties style:min-row-height="0.158333in"/>
    </style:style>
    <style:style style:name="TableCell16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602" style:family="table-row">
      <style:table-row-properties/>
    </style:style>
    <style:style style:name="TableCell16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603" style:family="table-row">
      <style:table-row-properties/>
    </style:style>
    <style:style style:name="TableCell16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604" style:family="table-row">
      <style:table-row-properties/>
    </style:style>
    <style:style style:name="TableCell16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605" style:family="table-row">
      <style:table-row-properties/>
    </style:style>
    <style:style style:name="TableCell16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606" style:family="table-row">
      <style:table-row-properties/>
    </style:style>
    <style:style style:name="TableCell16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607" style:family="table-row">
      <style:table-row-properties/>
    </style:style>
    <style:style style:name="TableCell16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608" style:family="table-row">
      <style:table-row-properties/>
    </style:style>
    <style:style style:name="TableCell16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6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700" style:family="table-column">
      <style:table-column-properties style:column-width="0.822222in"/>
    </style:style>
    <style:style style:name="TableColumn1701" style:family="table-column">
      <style:table-column-properties style:column-width="6.104167in"/>
    </style:style>
    <style:style style:name="Table17" style:family="table">
      <style:table-properties style:width="6.926389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701" style:family="table-row">
      <style:table-row-properties style:min-row-height="0.158333in"/>
    </style:style>
    <style:style style:name="TableCell17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702" style:family="table-row">
      <style:table-row-properties/>
    </style:style>
    <style:style style:name="TableCell17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703" style:family="table-row">
      <style:table-row-properties/>
    </style:style>
    <style:style style:name="TableCell17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704" style:family="table-row">
      <style:table-row-properties/>
    </style:style>
    <style:style style:name="TableCell17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705" style:family="table-row">
      <style:table-row-properties/>
    </style:style>
    <style:style style:name="TableCell17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706" style:family="table-row">
      <style:table-row-properties/>
    </style:style>
    <style:style style:name="TableCell17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707" style:family="table-row">
      <style:table-row-properties/>
    </style:style>
    <style:style style:name="TableCell17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708" style:family="table-row">
      <style:table-row-properties/>
    </style:style>
    <style:style style:name="TableCell17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7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800" style:family="table-column">
      <style:table-column-properties style:column-width="0.822222in"/>
    </style:style>
    <style:style style:name="TableColumn1801" style:family="table-column">
      <style:table-column-properties style:column-width="6.104167in"/>
    </style:style>
    <style:style style:name="Table18" style:family="table">
      <style:table-properties style:width="6.926389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801" style:family="table-row">
      <style:table-row-properties style:min-row-height="0.158333in"/>
    </style:style>
    <style:style style:name="TableCell18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802" style:family="table-row">
      <style:table-row-properties/>
    </style:style>
    <style:style style:name="TableCell18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803" style:family="table-row">
      <style:table-row-properties/>
    </style:style>
    <style:style style:name="TableCell18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804" style:family="table-row">
      <style:table-row-properties/>
    </style:style>
    <style:style style:name="TableCell18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805" style:family="table-row">
      <style:table-row-properties/>
    </style:style>
    <style:style style:name="TableCell18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806" style:family="table-row">
      <style:table-row-properties/>
    </style:style>
    <style:style style:name="TableCell18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807" style:family="table-row">
      <style:table-row-properties/>
    </style:style>
    <style:style style:name="TableCell18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808" style:family="table-row">
      <style:table-row-properties/>
    </style:style>
    <style:style style:name="TableCell18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8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1900" style:family="table-column">
      <style:table-column-properties style:column-width="0.822222in"/>
    </style:style>
    <style:style style:name="TableColumn1901" style:family="table-column">
      <style:table-column-properties style:column-width="6.104167in"/>
    </style:style>
    <style:style style:name="Table19" style:family="table">
      <style:table-properties style:width="6.926389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901" style:family="table-row">
      <style:table-row-properties style:min-row-height="0.158333in"/>
    </style:style>
    <style:style style:name="TableCell19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902" style:family="table-row">
      <style:table-row-properties/>
    </style:style>
    <style:style style:name="TableCell19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903" style:family="table-row">
      <style:table-row-properties/>
    </style:style>
    <style:style style:name="TableCell19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904" style:family="table-row">
      <style:table-row-properties/>
    </style:style>
    <style:style style:name="TableCell19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905" style:family="table-row">
      <style:table-row-properties/>
    </style:style>
    <style:style style:name="TableCell19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906" style:family="table-row">
      <style:table-row-properties/>
    </style:style>
    <style:style style:name="TableCell19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907" style:family="table-row">
      <style:table-row-properties/>
    </style:style>
    <style:style style:name="TableCell19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1908" style:family="table-row">
      <style:table-row-properties/>
    </style:style>
    <style:style style:name="TableCell19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19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2000" style:family="table-column">
      <style:table-column-properties style:column-width="0.822222in"/>
    </style:style>
    <style:style style:name="TableColumn2001" style:family="table-column">
      <style:table-column-properties style:column-width="6.104167in"/>
    </style:style>
    <style:style style:name="Table20" style:family="table">
      <style:table-properties style:width="6.926389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001" style:family="table-row">
      <style:table-row-properties style:min-row-height="0.158333in"/>
    </style:style>
    <style:style style:name="TableCell20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002" style:family="table-row">
      <style:table-row-properties/>
    </style:style>
    <style:style style:name="TableCell20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003" style:family="table-row">
      <style:table-row-properties/>
    </style:style>
    <style:style style:name="TableCell20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004" style:family="table-row">
      <style:table-row-properties/>
    </style:style>
    <style:style style:name="TableCell20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005" style:family="table-row">
      <style:table-row-properties/>
    </style:style>
    <style:style style:name="TableCell20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006" style:family="table-row">
      <style:table-row-properties/>
    </style:style>
    <style:style style:name="TableCell20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007" style:family="table-row">
      <style:table-row-properties/>
    </style:style>
    <style:style style:name="TableCell20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008" style:family="table-row">
      <style:table-row-properties/>
    </style:style>
    <style:style style:name="TableCell20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0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2100" style:family="table-column">
      <style:table-column-properties style:column-width="0.822222in"/>
    </style:style>
    <style:style style:name="TableColumn2101" style:family="table-column">
      <style:table-column-properties style:column-width="6.104167in"/>
    </style:style>
    <style:style style:name="Table21" style:family="table">
      <style:table-properties style:width="6.926389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101" style:family="table-row">
      <style:table-row-properties style:min-row-height="0.158333in"/>
    </style:style>
    <style:style style:name="TableCell21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102" style:family="table-row">
      <style:table-row-properties/>
    </style:style>
    <style:style style:name="TableCell21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103" style:family="table-row">
      <style:table-row-properties/>
    </style:style>
    <style:style style:name="TableCell21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104" style:family="table-row">
      <style:table-row-properties/>
    </style:style>
    <style:style style:name="TableCell21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105" style:family="table-row">
      <style:table-row-properties/>
    </style:style>
    <style:style style:name="TableCell21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106" style:family="table-row">
      <style:table-row-properties/>
    </style:style>
    <style:style style:name="TableCell21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107" style:family="table-row">
      <style:table-row-properties/>
    </style:style>
    <style:style style:name="TableCell21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108" style:family="table-row">
      <style:table-row-properties/>
    </style:style>
    <style:style style:name="TableCell21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1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2200" style:family="table-column">
      <style:table-column-properties style:column-width="0.822222in"/>
    </style:style>
    <style:style style:name="TableColumn2201" style:family="table-column">
      <style:table-column-properties style:column-width="6.104167in"/>
    </style:style>
    <style:style style:name="Table22" style:family="table">
      <style:table-properties style:width="6.926389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201" style:family="table-row">
      <style:table-row-properties style:min-row-height="0.158333in"/>
    </style:style>
    <style:style style:name="TableCell22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202" style:family="table-row">
      <style:table-row-properties/>
    </style:style>
    <style:style style:name="TableCell22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203" style:family="table-row">
      <style:table-row-properties/>
    </style:style>
    <style:style style:name="TableCell22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204" style:family="table-row">
      <style:table-row-properties/>
    </style:style>
    <style:style style:name="TableCell22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205" style:family="table-row">
      <style:table-row-properties/>
    </style:style>
    <style:style style:name="TableCell22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206" style:family="table-row">
      <style:table-row-properties/>
    </style:style>
    <style:style style:name="TableCell22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207" style:family="table-row">
      <style:table-row-properties/>
    </style:style>
    <style:style style:name="TableCell22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208" style:family="table-row">
      <style:table-row-properties/>
    </style:style>
    <style:style style:name="TableCell22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2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2300" style:family="table-column">
      <style:table-column-properties style:column-width="0.822222in"/>
    </style:style>
    <style:style style:name="TableColumn2301" style:family="table-column">
      <style:table-column-properties style:column-width="6.104167in"/>
    </style:style>
    <style:style style:name="Table23" style:family="table">
      <style:table-properties style:width="6.926389in" fo:margin-left="0.000000in" style:writing-mode="lr" table:align="left" style:may-break-between-rows="true"/>
    </style:style>
    <style:style style:name="TableRow2300" style:family="table-row">
      <style:table-row-properties/>
    </style:style>
    <style:style style:name="TableCell23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301" style:family="table-row">
      <style:table-row-properties style:min-row-height="0.158333in"/>
    </style:style>
    <style:style style:name="TableCell23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302" style:family="table-row">
      <style:table-row-properties/>
    </style:style>
    <style:style style:name="TableCell23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303" style:family="table-row">
      <style:table-row-properties/>
    </style:style>
    <style:style style:name="TableCell23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304" style:family="table-row">
      <style:table-row-properties/>
    </style:style>
    <style:style style:name="TableCell23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305" style:family="table-row">
      <style:table-row-properties/>
    </style:style>
    <style:style style:name="TableCell23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306" style:family="table-row">
      <style:table-row-properties/>
    </style:style>
    <style:style style:name="TableCell23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307" style:family="table-row">
      <style:table-row-properties/>
    </style:style>
    <style:style style:name="TableCell23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308" style:family="table-row">
      <style:table-row-properties/>
    </style:style>
    <style:style style:name="TableCell23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3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2400" style:family="table-column">
      <style:table-column-properties style:column-width="0.822222in"/>
    </style:style>
    <style:style style:name="TableColumn2401" style:family="table-column">
      <style:table-column-properties style:column-width="6.104167in"/>
    </style:style>
    <style:style style:name="Table24" style:family="table">
      <style:table-properties style:width="6.926389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401" style:family="table-row">
      <style:table-row-properties style:min-row-height="0.158333in"/>
    </style:style>
    <style:style style:name="TableCell24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402" style:family="table-row">
      <style:table-row-properties/>
    </style:style>
    <style:style style:name="TableCell24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403" style:family="table-row">
      <style:table-row-properties/>
    </style:style>
    <style:style style:name="TableCell24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404" style:family="table-row">
      <style:table-row-properties/>
    </style:style>
    <style:style style:name="TableCell24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405" style:family="table-row">
      <style:table-row-properties/>
    </style:style>
    <style:style style:name="TableCell24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406" style:family="table-row">
      <style:table-row-properties/>
    </style:style>
    <style:style style:name="TableCell24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407" style:family="table-row">
      <style:table-row-properties/>
    </style:style>
    <style:style style:name="TableCell24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2408" style:family="table-row">
      <style:table-row-properties/>
    </style:style>
    <style:style style:name="TableCell24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24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2">Id</text:span><text:span text:style-name="T3"/></text:p>
          </table:table-cell>
          <table:table-cell table:style-name="TableCell010001">
            <text:p text:style-name="P3"><text:span text:style-name="T3"/></text:p>
          </table:table-cell>
        </table:table-row>
        <table:table-row table:style-name="TableRow0101">
          <table:table-cell table:style-name="TableCell010100">
            <text:p text:style-name="P6"><text:span text:style-name="T4">Question</text:span><text:span text:style-name="T5"/></text:p>
          </table:table-cell>
          <table:table-cell table:style-name="TableCell010101">
            <text:p text:style-name="P6"><text:span text:style-name="T6"> How many types of projection are</text:span><text:span text:style-name="T7"/></text:p>
          </table:table-cell>
        </table:table-row>
        <table:table-row table:style-name="TableRow0102">
          <table:table-cell table:style-name="TableCell010200">
            <text:p text:style-name="P9"><text:span text:style-name="T8">A</text:span><text:span text:style-name="T9"/></text:p>
          </table:table-cell>
          <table:table-cell table:style-name="TableCell010201">
            <text:p text:style-name="P10"><text:span text:style-name="T10">1 .   1</text:span><text:span text:style-name="T11"/></text:p>
          </table:table-cell>
        </table:table-row>
        <table:table-row table:style-name="TableRow0103">
          <table:table-cell table:style-name="TableCell010300">
            <text:p text:style-name="P12"><text:span text:style-name="T12">B</text:span><text:span text:style-name="T13"/></text:p>
          </table:table-cell>
          <table:table-cell table:style-name="TableCell010301">
            <text:p text:style-name="P13"><text:span text:style-name="T14">   .   2</text:span><text:span text:style-name="T15"/></text:p>
          </table:table-cell>
        </table:table-row>
        <table:table-row table:style-name="TableRow0104">
          <table:table-cell table:style-name="TableCell010400">
            <text:p text:style-name="P15"><text:span text:style-name="T16">C</text:span><text:span text:style-name="T17"/></text:p>
          </table:table-cell>
          <table:table-cell table:style-name="TableCell010401">
            <text:p text:style-name="P16"><text:span text:style-name="T18">.      3 </text:span><text:span text:style-name="T19"/></text:p>
          </table:table-cell>
        </table:table-row>
        <table:table-row table:style-name="TableRow0105">
          <table:table-cell table:style-name="TableCell010500">
            <text:p text:style-name="P18"><text:span text:style-name="T20">D</text:span><text:span text:style-name="T21"/></text:p>
          </table:table-cell>
          <table:table-cell table:style-name="TableCell010501">
            <text:p text:style-name="P19"><text:span text:style-name="T22">.      4</text:span><text:span text:style-name="T23"/></text:p>
          </table:table-cell>
        </table:table-row>
        <table:table-row table:style-name="TableRow0106">
          <table:table-cell table:style-name="TableCell010600">
            <text:p text:style-name="P21"><text:span text:style-name="T24">Answer</text:span><text:span text:style-name="T25"/></text:p>
          </table:table-cell>
          <table:table-cell table:style-name="TableCell010601">
            <text:p text:style-name="P21"><text:span text:style-name="T26">B</text:span><text:span text:style-name="T27"/></text:p>
          </table:table-cell>
        </table:table-row>
        <table:table-row table:style-name="TableRow0107">
          <table:table-cell table:style-name="TableCell010700">
            <text:p text:style-name="P23"><text:span text:style-name="T28">Marks</text:span><text:span text:style-name="T29"/></text:p>
          </table:table-cell>
          <table:table-cell table:style-name="TableCell010701">
            <text:p text:style-name="P23"><text:span text:style-name="T30">1</text:span><text:span text:style-name="T31"/></text:p>
          </table:table-cell>
        </table:table-row>
        <table:table-row table:style-name="TableRow0108">
          <table:table-cell table:style-name="TableCell010800">
            <text:p text:style-name="P25"><text:span text:style-name="T32">Unit</text:span><text:span text:style-name="T33"/></text:p>
          </table:table-cell>
          <table:table-cell table:style-name="TableCell010801">
            <text:p text:style-name="P25"><text:span text:style-name="T34">4</text:span><text:span text:style-name="T35"/></text:p>
          </table:table-cell>
        </table:table-row>
      </table:table>
      <text:p text:style-name="P27"><text:span text:style-name="T3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9"><text:span text:style-name="T36">Id</text:span><text:span text:style-name="T37"/></text:p>
          </table:table-cell>
          <table:table-cell table:style-name="TableCell020001">
            <text:p text:style-name="P29"><text:span text:style-name="T37"/></text:p>
          </table:table-cell>
        </table:table-row>
        <table:table-row table:style-name="TableRow0201">
          <table:table-cell table:style-name="TableCell020100">
            <text:p text:style-name="P32"><text:span text:style-name="T38">Question</text:span><text:span text:style-name="T39"/></text:p>
          </table:table-cell>
          <table:table-cell table:style-name="TableCell020101">
            <text:p text:style-name="P33"><text:span text:style-name="T40">     .   The types of projection are</text:span><text:span text:style-name="T41"/></text:p>
          </table:table-cell>
        </table:table-row>
        <table:table-row table:style-name="TableRow0202">
          <table:table-cell table:style-name="TableCell020200">
            <text:p text:style-name="P36"><text:span text:style-name="T42">A</text:span><text:span text:style-name="T43"/></text:p>
          </table:table-cell>
          <table:table-cell table:style-name="TableCell020201">
            <text:p text:style-name="P36"><text:span text:style-name="T44"> Parallel projection and perspective projection  </text:span><text:span text:style-name="T45"/></text:p>
          </table:table-cell>
        </table:table-row>
        <table:table-row table:style-name="TableRow0203">
          <table:table-cell table:style-name="TableCell020300">
            <text:p text:style-name="P38"><text:span text:style-name="T46">B</text:span><text:span text:style-name="T47"/></text:p>
          </table:table-cell>
          <table:table-cell table:style-name="TableCell020301">
            <text:p text:style-name="P38"><text:span text:style-name="T48">  Perpendicular and perspective projection</text:span><text:span text:style-name="T49"/></text:p>
          </table:table-cell>
        </table:table-row>
        <table:table-row table:style-name="TableRow0204">
          <table:table-cell table:style-name="TableCell020400">
            <text:p text:style-name="P40"><text:span text:style-name="T50">C</text:span><text:span text:style-name="T51"/></text:p>
          </table:table-cell>
          <table:table-cell table:style-name="TableCell020401">
            <text:p text:style-name="P40"><text:span text:style-name="T52">  Parallel projection and Perpendicular projection   </text:span><text:span text:style-name="T53"/></text:p>
          </table:table-cell>
        </table:table-row>
        <table:table-row table:style-name="TableRow0205">
          <table:table-cell table:style-name="TableCell020500">
            <text:p text:style-name="P42"><text:span text:style-name="T54">D</text:span><text:span text:style-name="T55"/></text:p>
          </table:table-cell>
          <table:table-cell table:style-name="TableCell020501">
            <text:p text:style-name="P43"><text:span text:style-name="T56">.      None of these</text:span><text:span text:style-name="T57"/></text:p>
          </table:table-cell>
        </table:table-row>
        <table:table-row table:style-name="TableRow0206">
          <table:table-cell table:style-name="TableCell020600">
            <text:p text:style-name="P45"><text:span text:style-name="T58">Answer</text:span><text:span text:style-name="T59"/></text:p>
          </table:table-cell>
          <table:table-cell table:style-name="TableCell020601">
            <text:p text:style-name="P45"><text:span text:style-name="T60">A</text:span><text:span text:style-name="T61"/></text:p>
          </table:table-cell>
        </table:table-row>
        <table:table-row table:style-name="TableRow0207">
          <table:table-cell table:style-name="TableCell020700">
            <text:p text:style-name="P47"><text:span text:style-name="T62">Marks</text:span><text:span text:style-name="T63"/></text:p>
          </table:table-cell>
          <table:table-cell table:style-name="TableCell020701">
            <text:p text:style-name="P47"><text:span text:style-name="T64">1</text:span><text:span text:style-name="T65"/></text:p>
          </table:table-cell>
        </table:table-row>
        <table:table-row table:style-name="TableRow0208">
          <table:table-cell table:style-name="TableCell020800">
            <text:p text:style-name="P49"><text:span text:style-name="T66">Unit</text:span><text:span text:style-name="T67"/></text:p>
          </table:table-cell>
          <table:table-cell table:style-name="TableCell020801">
            <text:p text:style-name="P49"><text:span text:style-name="T68">4</text:span><text:span text:style-name="T69"/></text:p>
          </table:table-cell>
        </table:table-row>
      </table:table>
      <text:p text:style-name="P51"><text:span text:style-name="T69"/></text:p>
      <text:p text:style-name="P51"><text:span text:style-name="T6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3"><text:span text:style-name="T70">Id</text:span><text:span text:style-name="T71"/></text:p>
          </table:table-cell>
          <table:table-cell table:style-name="TableCell030001">
            <text:p text:style-name="P53"><text:span text:style-name="T71"/></text:p>
          </table:table-cell>
        </table:table-row>
        <table:table-row table:style-name="TableRow0301">
          <table:table-cell table:style-name="TableCell030100">
            <text:p text:style-name="P56"><text:span text:style-name="T72">Question</text:span><text:span text:style-name="T73"/></text:p>
          </table:table-cell>
          <table:table-cell table:style-name="TableCell030101">
            <text:p text:style-name="P57"><text:span text:style-name="T74">    .  How many types of parallel projection are</text:span></text:p>
            <text:p text:style-name="P58"><text:span text:style-name="T74"> </text:span><text:span text:style-name="T75"/></text:p>
          </table:table-cell>
        </table:table-row>
        <table:table-row table:style-name="TableRow0302">
          <table:table-cell table:style-name="TableCell030200">
            <text:p text:style-name="P61"><text:span text:style-name="T76">A</text:span><text:span text:style-name="T77"/></text:p>
          </table:table-cell>
          <table:table-cell table:style-name="TableCell030201">
            <text:p text:style-name="P62"><text:span text:style-name="T78">   .   1</text:span><text:span text:style-name="T79"/></text:p>
          </table:table-cell>
        </table:table-row>
        <table:table-row table:style-name="TableRow0303">
          <table:table-cell table:style-name="TableCell030300">
            <text:p text:style-name="P64"><text:span text:style-name="T80">B</text:span><text:span text:style-name="T81"/></text:p>
          </table:table-cell>
          <table:table-cell table:style-name="TableCell030301">
            <text:p text:style-name="P65"><text:span text:style-name="T82"> .     2</text:span><text:span text:style-name="T83"/></text:p>
          </table:table-cell>
        </table:table-row>
        <table:table-row table:style-name="TableRow0304">
          <table:table-cell table:style-name="TableCell030400">
            <text:p text:style-name="P67"><text:span text:style-name="T84">C</text:span><text:span text:style-name="T85"/></text:p>
          </table:table-cell>
          <table:table-cell table:style-name="TableCell030401">
            <text:p text:style-name="P68"><text:span text:style-name="T86">.    . 3</text:span><text:span text:style-name="T87"/></text:p>
          </table:table-cell>
        </table:table-row>
        <table:table-row table:style-name="TableRow0305">
          <table:table-cell table:style-name="TableCell030500">
            <text:p text:style-name="P70"><text:span text:style-name="T88">D</text:span><text:span text:style-name="T89"/></text:p>
          </table:table-cell>
          <table:table-cell table:style-name="TableCell030501">
            <text:p text:style-name="P71"><text:span text:style-name="T90">.      4</text:span><text:span text:style-name="T91"/></text:p>
          </table:table-cell>
        </table:table-row>
        <table:table-row table:style-name="TableRow0306">
          <table:table-cell table:style-name="TableCell030600">
            <text:p text:style-name="P73"><text:span text:style-name="T92">Answer</text:span><text:span text:style-name="T93"/></text:p>
          </table:table-cell>
          <table:table-cell table:style-name="TableCell030601">
            <text:p text:style-name="P73"><text:span text:style-name="T94">B</text:span><text:span text:style-name="T95"/></text:p>
          </table:table-cell>
        </table:table-row>
        <table:table-row table:style-name="TableRow0307">
          <table:table-cell table:style-name="TableCell030700">
            <text:p text:style-name="P75"><text:span text:style-name="T96">Marks</text:span><text:span text:style-name="T97"/></text:p>
          </table:table-cell>
          <table:table-cell table:style-name="TableCell030701">
            <text:p text:style-name="P75"><text:span text:style-name="T98">1</text:span><text:span text:style-name="T99"/></text:p>
          </table:table-cell>
        </table:table-row>
        <table:table-row table:style-name="TableRow0308">
          <table:table-cell table:style-name="TableCell030800">
            <text:p text:style-name="P77"><text:span text:style-name="T100">Unit</text:span><text:span text:style-name="T101"/></text:p>
          </table:table-cell>
          <table:table-cell table:style-name="TableCell030801">
            <text:p text:style-name="P77"><text:span text:style-name="T102">4</text:span><text:span text:style-name="T103"/></text:p>
          </table:table-cell>
        </table:table-row>
      </table:table>
      <text:p text:style-name="P79"><text:span text:style-name="T103"/></text:p>
      <text:p text:style-name="P79"><text:span text:style-name="T10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81"><text:span text:style-name="T104">Id</text:span><text:span text:style-name="T105"/></text:p>
          </table:table-cell>
          <table:table-cell table:style-name="TableCell040001">
            <text:p text:style-name="P81"><text:span text:style-name="T105"/></text:p>
          </table:table-cell>
        </table:table-row>
        <table:table-row table:style-name="TableRow0401">
          <table:table-cell table:style-name="TableCell040100">
            <text:p text:style-name="P84"><text:span text:style-name="T106">Question</text:span><text:span text:style-name="T107"/></text:p>
          </table:table-cell>
          <table:table-cell table:style-name="TableCell040101">
            <text:p text:style-name="P85"><text:span text:style-name="T108">  .   The types of parallel projection are</text:span><text:span text:style-name="T109"/></text:p>
          </table:table-cell>
        </table:table-row>
        <table:table-row table:style-name="TableRow0402">
          <table:table-cell table:style-name="TableCell040200">
            <text:p text:style-name="P88"><text:span text:style-name="T110">A</text:span><text:span text:style-name="T111"/></text:p>
          </table:table-cell>
          <table:table-cell table:style-name="TableCell040201">
            <text:p text:style-name="P89"><text:span text:style-name="T112">   .  Orthographic projection and quadric projection</text:span><text:span text:style-name="T113"/></text:p>
          </table:table-cell>
        </table:table-row>
        <table:table-row table:style-name="TableRow0403">
          <table:table-cell table:style-name="TableCell040300">
            <text:p text:style-name="P91"><text:span text:style-name="T114">B</text:span><text:span text:style-name="T115"/></text:p>
          </table:table-cell>
          <table:table-cell table:style-name="TableCell040301">
            <text:p text:style-name="P91"><text:span text:style-name="T116"> Orthographic projection and oblique projection</text:span><text:span text:style-name="T117"/></text:p>
          </table:table-cell>
        </table:table-row>
        <table:table-row table:style-name="TableRow0404">
          <table:table-cell table:style-name="TableCell040400">
            <text:p text:style-name="P93"><text:span text:style-name="T118">C</text:span><text:span text:style-name="T119"/></text:p>
          </table:table-cell>
          <table:table-cell table:style-name="TableCell040401">
            <text:p text:style-name="P93"><text:span text:style-name="T120"> Oblique projection and quadric projection   </text:span><text:span text:style-name="T121"/></text:p>
          </table:table-cell>
        </table:table-row>
        <table:table-row table:style-name="TableRow0405">
          <table:table-cell table:style-name="TableCell040500">
            <text:p text:style-name="P95"><text:span text:style-name="T122">D</text:span><text:span text:style-name="T123"/></text:p>
          </table:table-cell>
          <table:table-cell table:style-name="TableCell040501">
            <text:p text:style-name="P96"><text:span text:style-name="T124">.      None of these</text:span><text:span text:style-name="T125"/></text:p>
          </table:table-cell>
        </table:table-row>
        <table:table-row table:style-name="TableRow0406">
          <table:table-cell table:style-name="TableCell040600">
            <text:p text:style-name="P98"><text:span text:style-name="T126">Answer</text:span><text:span text:style-name="T127"/></text:p>
          </table:table-cell>
          <table:table-cell table:style-name="TableCell040601">
            <text:p text:style-name="P98"><text:span text:style-name="T128">B</text:span><text:span text:style-name="T129"/></text:p>
          </table:table-cell>
        </table:table-row>
        <table:table-row table:style-name="TableRow0407">
          <table:table-cell table:style-name="TableCell040700">
            <text:p text:style-name="P100"><text:span text:style-name="T130">Marks</text:span><text:span text:style-name="T131"/></text:p>
          </table:table-cell>
          <table:table-cell table:style-name="TableCell040701">
            <text:p text:style-name="P100"><text:span text:style-name="T132">1</text:span><text:span text:style-name="T133"/></text:p>
          </table:table-cell>
        </table:table-row>
        <table:table-row table:style-name="TableRow0408">
          <table:table-cell table:style-name="TableCell040800">
            <text:p text:style-name="P102"><text:span text:style-name="T134">Unit</text:span><text:span text:style-name="T135"/></text:p>
          </table:table-cell>
          <table:table-cell table:style-name="TableCell040801">
            <text:p text:style-name="P102"><text:span text:style-name="T136">4</text:span><text:span text:style-name="T137"/></text:p>
          </table:table-cell>
        </table:table-row>
      </table:table>
      <text:p text:style-name="P104"><text:span text:style-name="T137"/></text:p>
      <text:p text:style-name="P104"><text:span text:style-name="T137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06"><text:span text:style-name="T138">Id</text:span><text:span text:style-name="T139"/></text:p>
          </table:table-cell>
          <table:table-cell table:style-name="TableCell050001">
            <text:p text:style-name="P106"><text:span text:style-name="T139"/></text:p>
          </table:table-cell>
        </table:table-row>
        <table:table-row table:style-name="TableRow0501">
          <table:table-cell table:style-name="TableCell050100">
            <text:p text:style-name="P109"><text:span text:style-name="T140">Question</text:span><text:span text:style-name="T141"/></text:p>
          </table:table-cell>
          <table:table-cell table:style-name="TableCell050101">
            <text:p text:style-name="P109"><text:span text:style-name="T142"> The projection in which the projection plane is allowed to intersect the x, y and z-axes at equal distances</text:span><text:span text:style-name="T143"/></text:p>
          </table:table-cell>
        </table:table-row>
        <table:table-row table:style-name="TableRow0502">
          <table:table-cell table:style-name="TableCell050200">
            <text:p text:style-name="P112"><text:span text:style-name="T144">A</text:span><text:span text:style-name="T145"/></text:p>
          </table:table-cell>
          <table:table-cell table:style-name="TableCell050201">
            <text:p text:style-name="P113"><text:span text:style-name="T146">.      Wire frame model</text:span><text:span text:style-name="T147"/></text:p>
          </table:table-cell>
        </table:table-row>
        <table:table-row table:style-name="TableRow0503">
          <table:table-cell table:style-name="TableCell050300">
            <text:p text:style-name="P115"><text:span text:style-name="T148">B</text:span><text:span text:style-name="T149"/></text:p>
          </table:table-cell>
          <table:table-cell table:style-name="TableCell050301">
            <text:p text:style-name="P115"><text:span text:style-name="T150">Constructive solid geometry methods</text:span><text:span text:style-name="T151"/></text:p>
          </table:table-cell>
        </table:table-row>
        <table:table-row table:style-name="TableRow0504">
          <table:table-cell table:style-name="TableCell050400">
            <text:p text:style-name="P117"><text:span text:style-name="T152">C</text:span><text:span text:style-name="T153"/></text:p>
          </table:table-cell>
          <table:table-cell table:style-name="TableCell050401">
            <text:p text:style-name="P118"><text:span text:style-name="T154">.      Isometric projection</text:span><text:span text:style-name="T155"/></text:p>
          </table:table-cell>
        </table:table-row>
        <table:table-row table:style-name="TableRow0505">
          <table:table-cell table:style-name="TableCell050500">
            <text:p text:style-name="P120"><text:span text:style-name="T156">D</text:span><text:span text:style-name="T157"/></text:p>
          </table:table-cell>
          <table:table-cell table:style-name="TableCell050501">
            <text:p text:style-name="P121"><text:span text:style-name="T158">.      Back face removal</text:span><text:span text:style-name="T159"/></text:p>
          </table:table-cell>
        </table:table-row>
        <table:table-row table:style-name="TableRow0506">
          <table:table-cell table:style-name="TableCell050600">
            <text:p text:style-name="P123"><text:span text:style-name="T160">Answer</text:span><text:span text:style-name="T161"/></text:p>
          </table:table-cell>
          <table:table-cell table:style-name="TableCell050601">
            <text:p text:style-name="P123"><text:span text:style-name="T162">Both C&amp;D</text:span><text:span text:style-name="T163"/></text:p>
          </table:table-cell>
        </table:table-row>
        <table:table-row table:style-name="TableRow0507">
          <table:table-cell table:style-name="TableCell050700">
            <text:p text:style-name="P125"><text:span text:style-name="T164">Marks</text:span><text:span text:style-name="T165"/></text:p>
          </table:table-cell>
          <table:table-cell table:style-name="TableCell050701">
            <text:p text:style-name="P125"><text:span text:style-name="T166">1</text:span><text:span text:style-name="T167"/></text:p>
          </table:table-cell>
        </table:table-row>
        <table:table-row table:style-name="TableRow0508">
          <table:table-cell table:style-name="TableCell050800">
            <text:p text:style-name="P127"><text:span text:style-name="T168">Unit</text:span><text:span text:style-name="T169"/></text:p>
          </table:table-cell>
          <table:table-cell table:style-name="TableCell050801">
            <text:p text:style-name="P127"><text:span text:style-name="T170">4</text:span><text:span text:style-name="T171"/></text:p>
          </table:table-cell>
        </table:table-row>
      </table:table>
      <text:p text:style-name="P129"><text:span text:style-name="T171"/></text:p>
      <text:p text:style-name="P129"><text:span text:style-name="T171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31"><text:span text:style-name="T172">Id</text:span><text:span text:style-name="T173"/></text:p>
          </table:table-cell>
          <table:table-cell table:style-name="TableCell060001">
            <text:p text:style-name="P131"><text:span text:style-name="T173"/></text:p>
          </table:table-cell>
        </table:table-row>
        <table:table-row table:style-name="TableRow0601">
          <table:table-cell table:style-name="TableCell060100">
            <text:p text:style-name="P134"><text:span text:style-name="T174">Question</text:span><text:span text:style-name="T175"/></text:p>
          </table:table-cell>
          <table:table-cell table:style-name="TableCell060101">
            <text:p text:style-name="P134"><text:span text:style-name="T176"> In which projection ,the plane normal to the projection has equal angles with these three axes </text:span><text:span text:style-name="T177"/></text:p>
          </table:table-cell>
        </table:table-row>
        <table:table-row table:style-name="TableRow0602">
          <table:table-cell table:style-name="TableCell060200">
            <text:p text:style-name="P137"><text:span text:style-name="T178">A</text:span><text:span text:style-name="T179"/></text:p>
          </table:table-cell>
          <table:table-cell table:style-name="TableCell060201">
            <text:p text:style-name="P137"><text:span text:style-name="T180">Wire frame model</text:span><text:span text:style-name="T181"/></text:p>
          </table:table-cell>
        </table:table-row>
        <table:table-row table:style-name="TableRow0603">
          <table:table-cell table:style-name="TableCell060300">
            <text:p text:style-name="P139"><text:span text:style-name="T182">B</text:span><text:span text:style-name="T183"/></text:p>
          </table:table-cell>
          <table:table-cell table:style-name="TableCell060301">
            <text:p text:style-name="P139"><text:span text:style-name="T184">Constructive solid geometry methods</text:span><text:span text:style-name="T185"/></text:p>
          </table:table-cell>
        </table:table-row>
        <table:table-row table:style-name="TableRow0604">
          <table:table-cell table:style-name="TableCell060400">
            <text:p text:style-name="P141"><text:span text:style-name="T186">C</text:span><text:span text:style-name="T187"/></text:p>
          </table:table-cell>
          <table:table-cell table:style-name="TableCell060401">
            <text:p text:style-name="P141"><text:span text:style-name="T188"> Isometric projection</text:span><text:span text:style-name="T189"/></text:p>
          </table:table-cell>
        </table:table-row>
        <table:table-row table:style-name="TableRow0605">
          <table:table-cell table:style-name="TableCell060500">
            <text:p text:style-name="P143"><text:span text:style-name="T190">D</text:span><text:span text:style-name="T191"/></text:p>
          </table:table-cell>
          <table:table-cell table:style-name="TableCell060501">
            <text:p text:style-name="P144"><text:span text:style-name="T192">.    <text:s text:c="2"/>Back face removal</text:span><text:span text:style-name="T193"/></text:p>
          </table:table-cell>
        </table:table-row>
        <table:table-row table:style-name="TableRow0606">
          <table:table-cell table:style-name="TableCell060600">
            <text:p text:style-name="P146"><text:span text:style-name="T194">Answer</text:span><text:span text:style-name="T195"/></text:p>
          </table:table-cell>
          <table:table-cell table:style-name="TableCell060601">
            <text:p text:style-name="P146"><text:span text:style-name="T196">C</text:span><text:span text:style-name="T197"/></text:p>
          </table:table-cell>
        </table:table-row>
        <table:table-row table:style-name="TableRow0607">
          <table:table-cell table:style-name="TableCell060700">
            <text:p text:style-name="P148"><text:span text:style-name="T198">Marks</text:span><text:span text:style-name="T199"/></text:p>
          </table:table-cell>
          <table:table-cell table:style-name="TableCell060701">
            <text:p text:style-name="P148"><text:span text:style-name="T200">1</text:span><text:span text:style-name="T201"/></text:p>
          </table:table-cell>
        </table:table-row>
        <table:table-row table:style-name="TableRow0608">
          <table:table-cell table:style-name="TableCell060800">
            <text:p text:style-name="P150"><text:span text:style-name="T202">Unit</text:span><text:span text:style-name="T203"/></text:p>
          </table:table-cell>
          <table:table-cell table:style-name="TableCell060801">
            <text:p text:style-name="P150"><text:span text:style-name="T204">4</text:span><text:span text:style-name="T205"/></text:p>
          </table:table-cell>
        </table:table-row>
      </table:table>
      <text:p text:style-name="P152"><text:span text:style-name="T205"/></text:p>
      <text:p text:style-name="P152"><text:span text:style-name="T20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54"><text:span text:style-name="T206">Id</text:span><text:span text:style-name="T207"/></text:p>
          </table:table-cell>
          <table:table-cell table:style-name="TableCell070001">
            <text:p text:style-name="P154"><text:span text:style-name="T207"/></text:p>
          </table:table-cell>
        </table:table-row>
        <table:table-row table:style-name="TableRow0701">
          <table:table-cell table:style-name="TableCell070100">
            <text:p text:style-name="P157"><text:span text:style-name="T208">Question</text:span><text:span text:style-name="T209"/></text:p>
          </table:table-cell>
          <table:table-cell table:style-name="TableCell070101">
            <text:p text:style-name="P157"><text:span text:style-name="T210">By which ,we can take a view of an object from different directions and different distances  </text:span><text:span text:style-name="T211"/></text:p>
          </table:table-cell>
        </table:table-row>
        <table:table-row table:style-name="TableRow0702">
          <table:table-cell table:style-name="TableCell070200">
            <text:p text:style-name="P160"><text:span text:style-name="T212">A</text:span><text:span text:style-name="T213"/></text:p>
          </table:table-cell>
          <table:table-cell table:style-name="TableCell070201">
            <text:p text:style-name="P160"><text:span text:style-name="T214">  Projection     </text:span><text:span text:style-name="T215"/></text:p>
          </table:table-cell>
        </table:table-row>
        <table:table-row table:style-name="TableRow0703">
          <table:table-cell table:style-name="TableCell070300">
            <text:p text:style-name="P162"><text:span text:style-name="T216">B</text:span><text:span text:style-name="T217"/></text:p>
          </table:table-cell>
          <table:table-cell table:style-name="TableCell070301">
            <text:p text:style-name="P163"><text:span text:style-name="T218">   .   Rotation</text:span><text:span text:style-name="T219"/></text:p>
          </table:table-cell>
        </table:table-row>
        <table:table-row table:style-name="TableRow0704">
          <table:table-cell table:style-name="TableCell070400">
            <text:p text:style-name="P165"><text:span text:style-name="T220">C</text:span><text:span text:style-name="T221"/></text:p>
          </table:table-cell>
          <table:table-cell table:style-name="TableCell070401">
            <text:p text:style-name="P166"><text:span text:style-name="T222">. <text:s text:c="3"/> Translation</text:span><text:span text:style-name="T223"/></text:p>
          </table:table-cell>
        </table:table-row>
        <table:table-row table:style-name="TableRow0705">
          <table:table-cell table:style-name="TableCell070500">
            <text:p text:style-name="P168"><text:span text:style-name="T224">D</text:span><text:span text:style-name="T225"/></text:p>
          </table:table-cell>
          <table:table-cell table:style-name="TableCell070501">
            <text:p text:style-name="P169"><text:span text:style-name="T226">.     Scaling</text:span><text:span text:style-name="T227"/></text:p>
          </table:table-cell>
        </table:table-row>
        <table:table-row table:style-name="TableRow0706">
          <table:table-cell table:style-name="TableCell070600">
            <text:p text:style-name="P171"><text:span text:style-name="T228">Answer</text:span><text:span text:style-name="T229"/></text:p>
          </table:table-cell>
          <table:table-cell table:style-name="TableCell070601">
            <text:p text:style-name="P171"><text:span text:style-name="T230">A</text:span><text:span text:style-name="T231"/></text:p>
          </table:table-cell>
        </table:table-row>
        <table:table-row table:style-name="TableRow0707">
          <table:table-cell table:style-name="TableCell070700">
            <text:p text:style-name="P173"><text:span text:style-name="T232">Marks</text:span><text:span text:style-name="T233"/></text:p>
          </table:table-cell>
          <table:table-cell table:style-name="TableCell070701">
            <text:p text:style-name="P173"><text:span text:style-name="T234">1</text:span><text:span text:style-name="T235"/></text:p>
          </table:table-cell>
        </table:table-row>
        <table:table-row table:style-name="TableRow0708">
          <table:table-cell table:style-name="TableCell070800">
            <text:p text:style-name="P175"><text:span text:style-name="T236">Unit</text:span><text:span text:style-name="T237"/></text:p>
          </table:table-cell>
          <table:table-cell table:style-name="TableCell070801">
            <text:p text:style-name="P175"><text:span text:style-name="T238">4</text:span><text:span text:style-name="T239"/></text:p>
          </table:table-cell>
        </table:table-row>
      </table:table>
      <text:p text:style-name="P177"><text:span text:style-name="T239"/></text:p>
      <text:p text:style-name="P177"><text:span text:style-name="T239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179"><text:span text:style-name="T240">Id</text:span><text:span text:style-name="T241"/></text:p>
          </table:table-cell>
          <table:table-cell table:style-name="TableCell080001">
            <text:p text:style-name="P179"><text:span text:style-name="T241"/></text:p>
          </table:table-cell>
        </table:table-row>
        <table:table-row table:style-name="TableRow0801">
          <table:table-cell table:style-name="TableCell080100">
            <text:p text:style-name="P182"><text:span text:style-name="T242">Question</text:span><text:span text:style-name="T243"/></text:p>
          </table:table-cell>
          <table:table-cell table:style-name="TableCell080101">
            <text:p text:style-name="P182"><text:span text:style-name="T244"> Projection rays(projectors) emanate from a  </text:span><text:span text:style-name="T245"/></text:p>
          </table:table-cell>
        </table:table-row>
        <table:table-row table:style-name="TableRow0802">
          <table:table-cell table:style-name="TableCell080200">
            <text:p text:style-name="P185"><text:span text:style-name="T246">A</text:span><text:span text:style-name="T247"/></text:p>
          </table:table-cell>
          <table:table-cell table:style-name="TableCell080201">
            <text:p text:style-name="P186"><text:span text:style-name="T248">.     COP(centre of projection )</text:span><text:span text:style-name="T249"/></text:p>
          </table:table-cell>
        </table:table-row>
        <table:table-row table:style-name="TableRow0803">
          <table:table-cell table:style-name="TableCell080300">
            <text:p text:style-name="P188"><text:span text:style-name="T250">B</text:span><text:span text:style-name="T251"/></text:p>
          </table:table-cell>
          <table:table-cell table:style-name="TableCell080301">
            <text:p text:style-name="P189"><text:span text:style-name="T252">    . Intersect projection plane</text:span><text:span text:style-name="T253"/></text:p>
          </table:table-cell>
        </table:table-row>
        <table:table-row table:style-name="TableRow0804">
          <table:table-cell table:style-name="TableCell080400">
            <text:p text:style-name="P191"><text:span text:style-name="T254">C</text:span><text:span text:style-name="T255"/></text:p>
          </table:table-cell>
          <table:table-cell table:style-name="TableCell080401">
            <text:p text:style-name="P192"><text:span text:style-name="T256">   .  Both a &amp;b</text:span><text:span text:style-name="T257"/></text:p>
          </table:table-cell>
        </table:table-row>
        <table:table-row table:style-name="TableRow0805">
          <table:table-cell table:style-name="TableCell080500">
            <text:p text:style-name="P194"><text:span text:style-name="T258">D</text:span><text:span text:style-name="T259"/></text:p>
          </table:table-cell>
          <table:table-cell table:style-name="TableCell080501">
            <text:p text:style-name="P195"><text:span text:style-name="T260">.       None of these</text:span><text:span text:style-name="T261"/></text:p>
          </table:table-cell>
        </table:table-row>
        <table:table-row table:style-name="TableRow0806">
          <table:table-cell table:style-name="TableCell080600">
            <text:p text:style-name="P197"><text:span text:style-name="T262">Answer</text:span><text:span text:style-name="T263"/></text:p>
          </table:table-cell>
          <table:table-cell table:style-name="TableCell080601">
            <text:p text:style-name="P197"><text:span text:style-name="T264">C</text:span><text:span text:style-name="T265"/></text:p>
          </table:table-cell>
        </table:table-row>
        <table:table-row table:style-name="TableRow0807">
          <table:table-cell table:style-name="TableCell080700">
            <text:p text:style-name="P199"><text:span text:style-name="T266">Marks</text:span><text:span text:style-name="T267"/></text:p>
          </table:table-cell>
          <table:table-cell table:style-name="TableCell080701">
            <text:p text:style-name="P199"><text:span text:style-name="T268">1</text:span><text:span text:style-name="T269"/></text:p>
          </table:table-cell>
        </table:table-row>
        <table:table-row table:style-name="TableRow0808">
          <table:table-cell table:style-name="TableCell080800">
            <text:p text:style-name="P201"><text:span text:style-name="T270">Unit</text:span><text:span text:style-name="T271"/></text:p>
          </table:table-cell>
          <table:table-cell table:style-name="TableCell080801">
            <text:p text:style-name="P201"><text:span text:style-name="T272">4</text:span><text:span text:style-name="T273"/></text:p>
          </table:table-cell>
        </table:table-row>
      </table:table>
      <text:p text:style-name="P203"><text:span text:style-name="T273"/></text:p>
      <text:p text:style-name="P203"><text:span text:style-name="T273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205"><text:span text:style-name="T274">Id</text:span><text:span text:style-name="T275"/></text:p>
          </table:table-cell>
          <table:table-cell table:style-name="TableCell090001">
            <text:p text:style-name="P205"><text:span text:style-name="T275"/></text:p>
          </table:table-cell>
        </table:table-row>
        <table:table-row table:style-name="TableRow0901">
          <table:table-cell table:style-name="TableCell090100">
            <text:p text:style-name="P208"><text:span text:style-name="T276">Question</text:span><text:span text:style-name="T277"/></text:p>
          </table:table-cell>
          <table:table-cell table:style-name="TableCell090101">
            <text:p text:style-name="P209"><text:span text:style-name="T278"> .   <text:s text:c="2"/>The centre of projection for parallel projectors is at</text:span><text:span text:style-name="T279"/></text:p>
          </table:table-cell>
        </table:table-row>
        <table:table-row table:style-name="TableRow0902">
          <table:table-cell table:style-name="TableCell090200">
            <text:p text:style-name="P212"><text:span text:style-name="T280">A</text:span><text:span text:style-name="T281"/></text:p>
          </table:table-cell>
          <table:table-cell table:style-name="TableCell090201">
            <text:p text:style-name="P213"><text:span text:style-name="T282">     . Zero</text:span><text:span text:style-name="T283"/></text:p>
          </table:table-cell>
        </table:table-row>
        <table:table-row table:style-name="TableRow0903">
          <table:table-cell table:style-name="TableCell090300">
            <text:p text:style-name="P215"><text:span text:style-name="T284">B</text:span><text:span text:style-name="T285"/></text:p>
          </table:table-cell>
          <table:table-cell table:style-name="TableCell090301">
            <text:p text:style-name="P216"><text:span text:style-name="T286">    .  Infinity</text:span><text:span text:style-name="T287"/></text:p>
          </table:table-cell>
        </table:table-row>
        <table:table-row table:style-name="TableRow0904">
          <table:table-cell table:style-name="TableCell090400">
            <text:p text:style-name="P218"><text:span text:style-name="T288">C</text:span><text:span text:style-name="T289"/></text:p>
          </table:table-cell>
          <table:table-cell table:style-name="TableCell090401">
            <text:p text:style-name="P218"><text:span text:style-name="T290"> One    </text:span><text:span text:style-name="T291"/></text:p>
          </table:table-cell>
        </table:table-row>
        <table:table-row table:style-name="TableRow0905">
          <table:table-cell table:style-name="TableCell090500">
            <text:p text:style-name="P220"><text:span text:style-name="T292">D</text:span><text:span text:style-name="T293"/></text:p>
          </table:table-cell>
          <table:table-cell table:style-name="TableCell090501">
            <text:p text:style-name="P221"><text:span text:style-name="T294">.   <text:s text:c="3"/>None of these     </text:span><text:span text:style-name="T295"/></text:p>
          </table:table-cell>
        </table:table-row>
        <table:table-row table:style-name="TableRow0906">
          <table:table-cell table:style-name="TableCell090600">
            <text:p text:style-name="P223"><text:span text:style-name="T296">Answer</text:span><text:span text:style-name="T297"/></text:p>
          </table:table-cell>
          <table:table-cell table:style-name="TableCell090601">
            <text:p text:style-name="P223"><text:span text:style-name="T298">B</text:span><text:span text:style-name="T299"/></text:p>
          </table:table-cell>
        </table:table-row>
        <table:table-row table:style-name="TableRow0907">
          <table:table-cell table:style-name="TableCell090700">
            <text:p text:style-name="P225"><text:span text:style-name="T300">Marks</text:span><text:span text:style-name="T301"/></text:p>
          </table:table-cell>
          <table:table-cell table:style-name="TableCell090701">
            <text:p text:style-name="P225"><text:span text:style-name="T302">1</text:span><text:span text:style-name="T303"/></text:p>
          </table:table-cell>
        </table:table-row>
        <table:table-row table:style-name="TableRow0908">
          <table:table-cell table:style-name="TableCell090800">
            <text:p text:style-name="P227"><text:span text:style-name="T304">Unit</text:span><text:span text:style-name="T305"/></text:p>
          </table:table-cell>
          <table:table-cell table:style-name="TableCell090801">
            <text:p text:style-name="P227"><text:span text:style-name="T306">4</text:span><text:span text:style-name="T307"/></text:p>
          </table:table-cell>
        </table:table-row>
      </table:table>
      <text:p text:style-name="P229"><text:span text:style-name="T307"/></text:p>
      <text:p text:style-name="P229"><text:span text:style-name="T307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231"><text:span text:style-name="T308">Id</text:span><text:span text:style-name="T309"/></text:p>
          </table:table-cell>
          <table:table-cell table:style-name="TableCell100001">
            <text:p text:style-name="P231"><text:span text:style-name="T309"/></text:p>
          </table:table-cell>
        </table:table-row>
        <table:table-row table:style-name="TableRow1001">
          <table:table-cell table:style-name="TableCell100100">
            <text:p text:style-name="P234"><text:span text:style-name="T310">Question</text:span><text:span text:style-name="T311"/></text:p>
          </table:table-cell>
          <table:table-cell table:style-name="TableCell100101">
            <text:p text:style-name="P234"><text:span text:style-name="T312"> In orthographic projection, engineering use  </text:span><text:span text:style-name="T313"/></text:p>
          </table:table-cell>
        </table:table-row>
        <table:table-row table:style-name="TableRow1002">
          <table:table-cell table:style-name="TableCell100200">
            <text:p text:style-name="P237"><text:span text:style-name="T314">A</text:span><text:span text:style-name="T315"/></text:p>
          </table:table-cell>
          <table:table-cell table:style-name="TableCell100201">
            <text:p text:style-name="P237"><text:span text:style-name="T316"> Top view of an object</text:span><text:span text:style-name="T317"/></text:p>
          </table:table-cell>
        </table:table-row>
        <table:table-row table:style-name="TableRow1003">
          <table:table-cell table:style-name="TableCell100300">
            <text:p text:style-name="P239"><text:span text:style-name="T318">B</text:span><text:span text:style-name="T319"/></text:p>
          </table:table-cell>
          <table:table-cell table:style-name="TableCell100301">
            <text:p text:style-name="P239"><text:span text:style-name="T320">  Front view of an object</text:span><text:span text:style-name="T321"/></text:p>
          </table:table-cell>
        </table:table-row>
        <table:table-row table:style-name="TableRow1004">
          <table:table-cell table:style-name="TableCell100400">
            <text:p text:style-name="P241"><text:span text:style-name="T322">C</text:span><text:span text:style-name="T323"/></text:p>
          </table:table-cell>
          <table:table-cell table:style-name="TableCell100401">
            <text:p text:style-name="P241"><text:span text:style-name="T324"><text:s text:c="2"/>Side view of an object</text:span><text:span text:style-name="T325"/></text:p>
          </table:table-cell>
        </table:table-row>
        <table:table-row table:style-name="TableRow1005">
          <table:table-cell table:style-name="TableCell100500">
            <text:p text:style-name="P243"><text:span text:style-name="T326">D</text:span><text:span text:style-name="T327"/></text:p>
          </table:table-cell>
          <table:table-cell table:style-name="TableCell100501">
            <text:p text:style-name="P244"><text:span text:style-name="T328">.       All of these</text:span><text:span text:style-name="T329"/></text:p>
          </table:table-cell>
        </table:table-row>
        <table:table-row table:style-name="TableRow1006">
          <table:table-cell table:style-name="TableCell100600">
            <text:p text:style-name="P246"><text:span text:style-name="T330">Answer</text:span><text:span text:style-name="T331"/></text:p>
          </table:table-cell>
          <table:table-cell table:style-name="TableCell100601">
            <text:p text:style-name="P246"><text:span text:style-name="T332">D</text:span><text:span text:style-name="T333"/></text:p>
          </table:table-cell>
        </table:table-row>
        <table:table-row table:style-name="TableRow1007">
          <table:table-cell table:style-name="TableCell100700">
            <text:p text:style-name="P248"><text:span text:style-name="T334">Marks</text:span><text:span text:style-name="T335"/></text:p>
          </table:table-cell>
          <table:table-cell table:style-name="TableCell100701">
            <text:p text:style-name="P248"><text:span text:style-name="T336">1</text:span><text:span text:style-name="T337"/></text:p>
          </table:table-cell>
        </table:table-row>
        <table:table-row table:style-name="TableRow1008">
          <table:table-cell table:style-name="TableCell100800">
            <text:p text:style-name="P250"><text:span text:style-name="T338">Unit</text:span><text:span text:style-name="T339"/></text:p>
          </table:table-cell>
          <table:table-cell table:style-name="TableCell100801">
            <text:p text:style-name="P250"><text:span text:style-name="T340">4</text:span><text:span text:style-name="T341"/></text:p>
          </table:table-cell>
        </table:table-row>
      </table:table>
      <text:p text:style-name="P252"><text:span text:style-name="T341"/></text:p>
      <text:p text:style-name="P252"><text:span text:style-name="T341"/></text:p>
      <text:p text:style-name="P252"><text:span text:style-name="T341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254"><text:span text:style-name="T342">Id</text:span><text:span text:style-name="T343"/></text:p>
          </table:table-cell>
          <table:table-cell table:style-name="TableCell110001">
            <text:p text:style-name="P254"><text:span text:style-name="T343"/></text:p>
          </table:table-cell>
        </table:table-row>
        <table:table-row table:style-name="TableRow1101">
          <table:table-cell table:style-name="TableCell110100">
            <text:p text:style-name="P257"><text:span text:style-name="T344">Question</text:span><text:span text:style-name="T345"/></text:p>
          </table:table-cell>
          <table:table-cell table:style-name="TableCell110101">
            <text:p text:style-name="P258"><text:span text:style-name="T346">   .  The projection that can be viewed as the projection that has a centre of projection at a finite distance from the plane of projection are called</text:span><text:span text:style-name="T347"/></text:p>
          </table:table-cell>
        </table:table-row>
        <table:table-row table:style-name="TableRow1102">
          <table:table-cell table:style-name="TableCell110200">
            <text:p text:style-name="P261"><text:span text:style-name="T348">A</text:span><text:span text:style-name="T349"/></text:p>
          </table:table-cell>
          <table:table-cell table:style-name="TableCell110201">
            <text:p text:style-name="P262"><text:span text:style-name="T350">   .   Parallel  projection  </text:span><text:span text:style-name="T351"/></text:p>
          </table:table-cell>
        </table:table-row>
        <table:table-row table:style-name="TableRow1103">
          <table:table-cell table:style-name="TableCell110300">
            <text:p text:style-name="P264"><text:span text:style-name="T352">B</text:span><text:span text:style-name="T353"/></text:p>
          </table:table-cell>
          <table:table-cell table:style-name="TableCell110301">
            <text:p text:style-name="P264"><text:span text:style-name="T354"> Perspective projection .       </text:span><text:span text:style-name="T355"/></text:p>
          </table:table-cell>
        </table:table-row>
        <table:table-row table:style-name="TableRow1104">
          <table:table-cell table:style-name="TableCell110400">
            <text:p text:style-name="P266"><text:span text:style-name="T356">C</text:span><text:span text:style-name="T357"/></text:p>
          </table:table-cell>
          <table:table-cell table:style-name="TableCell110401">
            <text:p text:style-name="P266"><text:span text:style-name="T358">Isometric projection .       </text:span><text:span text:style-name="T359"/></text:p>
          </table:table-cell>
        </table:table-row>
        <table:table-row table:style-name="TableRow1105">
          <table:table-cell table:style-name="TableCell110500">
            <text:p text:style-name="P268"><text:span text:style-name="T360">D</text:span><text:span text:style-name="T361"/></text:p>
          </table:table-cell>
          <table:table-cell table:style-name="TableCell110501">
            <text:p text:style-name="P269"><text:span text:style-name="T362">.      None of these</text:span><text:span text:style-name="T363"/></text:p>
          </table:table-cell>
        </table:table-row>
        <table:table-row table:style-name="TableRow1106">
          <table:table-cell table:style-name="TableCell110600">
            <text:p text:style-name="P271"><text:span text:style-name="T364">Answer</text:span><text:span text:style-name="T365"/></text:p>
          </table:table-cell>
          <table:table-cell table:style-name="TableCell110601">
            <text:p text:style-name="P271"><text:span text:style-name="T366">B</text:span><text:span text:style-name="T367"/></text:p>
          </table:table-cell>
        </table:table-row>
        <table:table-row table:style-name="TableRow1107">
          <table:table-cell table:style-name="TableCell110700">
            <text:p text:style-name="P273"><text:span text:style-name="T368">Marks</text:span><text:span text:style-name="T369"/></text:p>
          </table:table-cell>
          <table:table-cell table:style-name="TableCell110701">
            <text:p text:style-name="P273"><text:span text:style-name="T370">1</text:span><text:span text:style-name="T371"/></text:p>
          </table:table-cell>
        </table:table-row>
        <table:table-row table:style-name="TableRow1108">
          <table:table-cell table:style-name="TableCell110800">
            <text:p text:style-name="P275"><text:span text:style-name="T372">Unit</text:span><text:span text:style-name="T373"/></text:p>
          </table:table-cell>
          <table:table-cell table:style-name="TableCell110801">
            <text:p text:style-name="P275"><text:span text:style-name="T374">4</text:span><text:span text:style-name="T375"/></text:p>
          </table:table-cell>
        </table:table-row>
      </table:table>
      <text:p text:style-name="P277"><text:span text:style-name="T375"/></text:p>
      <text:p text:style-name="P277"><text:span text:style-name="T375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279"><text:span text:style-name="T376">Id</text:span><text:span text:style-name="T377"/></text:p>
          </table:table-cell>
          <table:table-cell table:style-name="TableCell120001">
            <text:p text:style-name="P279"><text:span text:style-name="T377"/></text:p>
          </table:table-cell>
        </table:table-row>
        <table:table-row table:style-name="TableRow1201">
          <table:table-cell table:style-name="TableCell120100">
            <text:p text:style-name="P282"><text:span text:style-name="T378">Question</text:span><text:span text:style-name="T379"/></text:p>
          </table:table-cell>
          <table:table-cell table:style-name="TableCell120101">
            <text:p text:style-name="P283"><text:span text:style-name="T380">.<text:s text:c="5"/>The perspective projection is more practical because the distant objects appear</text:span><text:span text:style-name="T381"/></text:p>
          </table:table-cell>
        </table:table-row>
        <table:table-row table:style-name="TableRow1202">
          <table:table-cell table:style-name="TableCell120200">
            <text:p text:style-name="P286"><text:span text:style-name="T382">A</text:span><text:span text:style-name="T383"/></text:p>
          </table:table-cell>
          <table:table-cell table:style-name="TableCell120201">
            <text:p text:style-name="P287"><text:span text:style-name="T384">    .  Smaller</text:span><text:span text:style-name="T385"/></text:p>
          </table:table-cell>
        </table:table-row>
        <table:table-row table:style-name="TableRow1203">
          <table:table-cell table:style-name="TableCell120300">
            <text:p text:style-name="P289"><text:span text:style-name="T386">B</text:span><text:span text:style-name="T387"/></text:p>
          </table:table-cell>
          <table:table-cell table:style-name="TableCell120301">
            <text:p text:style-name="P290"><text:span text:style-name="T388">    .   Larger</text:span><text:span text:style-name="T389"/></text:p>
          </table:table-cell>
        </table:table-row>
        <table:table-row table:style-name="TableRow1204">
          <table:table-cell table:style-name="TableCell120400">
            <text:p text:style-name="P292"><text:span text:style-name="T390">C</text:span><text:span text:style-name="T391"/></text:p>
          </table:table-cell>
          <table:table-cell table:style-name="TableCell120401">
            <text:p text:style-name="P292"><text:span text:style-name="T392"> Neither smaller nor larger </text:span><text:span text:style-name="T393"/></text:p>
          </table:table-cell>
        </table:table-row>
        <table:table-row table:style-name="TableRow1205">
          <table:table-cell table:style-name="TableCell120500">
            <text:p text:style-name="P294"><text:span text:style-name="T394">D</text:span><text:span text:style-name="T395"/></text:p>
          </table:table-cell>
          <table:table-cell table:style-name="TableCell120501">
            <text:p text:style-name="P295"><text:span text:style-name="T396">.      None of these   </text:span><text:span text:style-name="T397"/></text:p>
          </table:table-cell>
        </table:table-row>
        <table:table-row table:style-name="TableRow1206">
          <table:table-cell table:style-name="TableCell120600">
            <text:p text:style-name="P297"><text:span text:style-name="T398">Answer</text:span><text:span text:style-name="T399"/></text:p>
          </table:table-cell>
          <table:table-cell table:style-name="TableCell120601">
            <text:p text:style-name="P297"><text:span text:style-name="T400">A</text:span><text:span text:style-name="T401"/></text:p>
          </table:table-cell>
        </table:table-row>
        <table:table-row table:style-name="TableRow1207">
          <table:table-cell table:style-name="TableCell120700">
            <text:p text:style-name="P299"><text:span text:style-name="T402">Marks</text:span><text:span text:style-name="T403"/></text:p>
          </table:table-cell>
          <table:table-cell table:style-name="TableCell120701">
            <text:p text:style-name="P299"><text:span text:style-name="T404">1</text:span><text:span text:style-name="T405"/></text:p>
          </table:table-cell>
        </table:table-row>
        <table:table-row table:style-name="TableRow1208">
          <table:table-cell table:style-name="TableCell120800">
            <text:p text:style-name="P301"><text:span text:style-name="T406">Unit</text:span><text:span text:style-name="T407"/></text:p>
          </table:table-cell>
          <table:table-cell table:style-name="TableCell120801">
            <text:p text:style-name="P301"><text:span text:style-name="T408">4</text:span><text:span text:style-name="T409"/></text:p>
          </table:table-cell>
        </table:table-row>
      </table:table>
      <text:p text:style-name="P303"><text:span text:style-name="T409"/></text:p>
      <text:p text:style-name="P303"><text:span text:style-name="T409"/></text:p>
      <text:p text:style-name="P303"><text:span text:style-name="T409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305"><text:span text:style-name="T410">Id</text:span><text:span text:style-name="T411"/></text:p>
          </table:table-cell>
          <table:table-cell table:style-name="TableCell130001">
            <text:p text:style-name="P305"><text:span text:style-name="T411"/></text:p>
          </table:table-cell>
        </table:table-row>
        <table:table-row table:style-name="TableRow1301">
          <table:table-cell table:style-name="TableCell130100">
            <text:p text:style-name="P308"><text:span text:style-name="T412">Question</text:span><text:span text:style-name="T413"/></text:p>
          </table:table-cell>
          <table:table-cell table:style-name="TableCell130101">
            <text:p text:style-name="P308"><text:span text:style-name="T414">The distance of a line from the projection plane determines</text:span><text:span text:style-name="T415"/></text:p>
          </table:table-cell>
        </table:table-row>
        <table:table-row table:style-name="TableRow1302">
          <table:table-cell table:style-name="TableCell130200">
            <text:p text:style-name="P311"><text:span text:style-name="T416">A</text:span><text:span text:style-name="T417"/></text:p>
          </table:table-cell>
          <table:table-cell table:style-name="TableCell130201">
            <text:p text:style-name="P312"><text:span text:style-name="T418">     . Its size on projection plane</text:span><text:span text:style-name="T419"/></text:p>
          </table:table-cell>
        </table:table-row>
        <table:table-row table:style-name="TableRow1303">
          <table:table-cell table:style-name="TableCell130300">
            <text:p text:style-name="P314"><text:span text:style-name="T420">B</text:span><text:span text:style-name="T421"/></text:p>
          </table:table-cell>
          <table:table-cell table:style-name="TableCell130301">
            <text:p text:style-name="P315"><text:span text:style-name="T422">.      Its length on projection plane</text:span><text:span text:style-name="T423"/></text:p>
          </table:table-cell>
        </table:table-row>
        <table:table-row table:style-name="TableRow1304">
          <table:table-cell table:style-name="TableCell130400">
            <text:p text:style-name="P317"><text:span text:style-name="T424">C</text:span><text:span text:style-name="T425"/></text:p>
          </table:table-cell>
          <table:table-cell table:style-name="TableCell130401">
            <text:p text:style-name="P318"><text:span text:style-name="T426"> <text:s text:c="6"/>Its width on projection plane</text:span><text:span text:style-name="T427"/></text:p>
          </table:table-cell>
        </table:table-row>
        <table:table-row table:style-name="TableRow1305">
          <table:table-cell table:style-name="TableCell130500">
            <text:p text:style-name="P320"><text:span text:style-name="T428">D</text:span><text:span text:style-name="T429"/></text:p>
          </table:table-cell>
          <table:table-cell table:style-name="TableCell130501">
            <text:p text:style-name="P321"><text:span text:style-name="T430">.      Its height on projection plane</text:span><text:span text:style-name="T431"/></text:p>
          </table:table-cell>
        </table:table-row>
        <table:table-row table:style-name="TableRow1306">
          <table:table-cell table:style-name="TableCell130600">
            <text:p text:style-name="P323"><text:span text:style-name="T432">Answer</text:span><text:span text:style-name="T433"/></text:p>
          </table:table-cell>
          <table:table-cell table:style-name="TableCell130601">
            <text:p text:style-name="P323"><text:span text:style-name="T434">A</text:span><text:span text:style-name="T435"/></text:p>
          </table:table-cell>
        </table:table-row>
        <table:table-row table:style-name="TableRow1307">
          <table:table-cell table:style-name="TableCell130700">
            <text:p text:style-name="P325"><text:span text:style-name="T436">Marks</text:span><text:span text:style-name="T437"/></text:p>
          </table:table-cell>
          <table:table-cell table:style-name="TableCell130701">
            <text:p text:style-name="P325"><text:span text:style-name="T438">1</text:span><text:span text:style-name="T439"/></text:p>
          </table:table-cell>
        </table:table-row>
        <table:table-row table:style-name="TableRow1308">
          <table:table-cell table:style-name="TableCell130800">
            <text:p text:style-name="P327"><text:span text:style-name="T440">Unit</text:span><text:span text:style-name="T441"/></text:p>
          </table:table-cell>
          <table:table-cell table:style-name="TableCell130801">
            <text:p text:style-name="P327"><text:span text:style-name="T442">4</text:span><text:span text:style-name="T443"/></text:p>
          </table:table-cell>
        </table:table-row>
      </table:table>
      <text:p text:style-name="P329"><text:span text:style-name="T443"/></text:p>
      <text:p text:style-name="P329"><text:span text:style-name="T443"/></text:p>
      <table:table table:style-name="Table14">
        <table:table-column table:style-name="TableColumn1400"/>
        <table:table-column table:style-name="TableColumn1401"/>
        <table:table-row table:style-name="TableRow1400">
          <table:table-cell table:style-name="TableCell140000">
            <text:p text:style-name="P331"><text:span text:style-name="T444">Id</text:span><text:span text:style-name="T445"/></text:p>
          </table:table-cell>
          <table:table-cell table:style-name="TableCell140001">
            <text:p text:style-name="P331"><text:span text:style-name="T445"/></text:p>
          </table:table-cell>
        </table:table-row>
        <table:table-row table:style-name="TableRow1401">
          <table:table-cell table:style-name="TableCell140100">
            <text:p text:style-name="P334"><text:span text:style-name="T446">Question</text:span><text:span text:style-name="T447"/></text:p>
          </table:table-cell>
          <table:table-cell table:style-name="TableCell140101">
            <text:p text:style-name="P334"><text:span text:style-name="T448"> The further the line from the projection plane, _______its image on the projection plane   </text:span><text:span text:style-name="T449"/></text:p>
          </table:table-cell>
        </table:table-row>
        <table:table-row table:style-name="TableRow1402">
          <table:table-cell table:style-name="TableCell140200">
            <text:p text:style-name="P337"><text:span text:style-name="T450">A</text:span><text:span text:style-name="T451"/></text:p>
          </table:table-cell>
          <table:table-cell table:style-name="TableCell140201">
            <text:p text:style-name="P338"><text:span text:style-name="T452">  .    Smaller</text:span><text:span text:style-name="T453"/></text:p>
          </table:table-cell>
        </table:table-row>
        <table:table-row table:style-name="TableRow1403">
          <table:table-cell table:style-name="TableCell140300">
            <text:p text:style-name="P340"><text:span text:style-name="T454">B</text:span><text:span text:style-name="T455"/></text:p>
          </table:table-cell>
          <table:table-cell table:style-name="TableCell140301">
            <text:p text:style-name="P341"><text:span text:style-name="T456">  .    larger</text:span><text:span text:style-name="T457"/></text:p>
          </table:table-cell>
        </table:table-row>
        <table:table-row table:style-name="TableRow1404">
          <table:table-cell table:style-name="TableCell140400">
            <text:p text:style-name="P343"><text:span text:style-name="T458">C</text:span><text:span text:style-name="T459"/></text:p>
          </table:table-cell>
          <table:table-cell table:style-name="TableCell140401">
            <text:p text:style-name="P343"><text:span text:style-name="T460"> Neither smaller nor larger  </text:span><text:span text:style-name="T461"/></text:p>
          </table:table-cell>
        </table:table-row>
        <table:table-row table:style-name="TableRow1405">
          <table:table-cell table:style-name="TableCell140500">
            <text:p text:style-name="P345"><text:span text:style-name="T462">D</text:span><text:span text:style-name="T463"/></text:p>
          </table:table-cell>
          <table:table-cell table:style-name="TableCell140501">
            <text:p text:style-name="P346"><text:span text:style-name="T464">.      None of these</text:span><text:span text:style-name="T465"/></text:p>
          </table:table-cell>
        </table:table-row>
        <table:table-row table:style-name="TableRow1406">
          <table:table-cell table:style-name="TableCell140600">
            <text:p text:style-name="P348"><text:span text:style-name="T466">Answer</text:span><text:span text:style-name="T467"/></text:p>
          </table:table-cell>
          <table:table-cell table:style-name="TableCell140601">
            <text:p text:style-name="P348"><text:span text:style-name="T468">A</text:span><text:span text:style-name="T469"/></text:p>
          </table:table-cell>
        </table:table-row>
        <table:table-row table:style-name="TableRow1407">
          <table:table-cell table:style-name="TableCell140700">
            <text:p text:style-name="P350"><text:span text:style-name="T470">Marks</text:span><text:span text:style-name="T471"/></text:p>
          </table:table-cell>
          <table:table-cell table:style-name="TableCell140701">
            <text:p text:style-name="P350"><text:span text:style-name="T472">1</text:span><text:span text:style-name="T473"/></text:p>
          </table:table-cell>
        </table:table-row>
        <table:table-row table:style-name="TableRow1408">
          <table:table-cell table:style-name="TableCell140800">
            <text:p text:style-name="P352"><text:span text:style-name="T474">Unit</text:span><text:span text:style-name="T475"/></text:p>
          </table:table-cell>
          <table:table-cell table:style-name="TableCell140801">
            <text:p text:style-name="P352"><text:span text:style-name="T476">4</text:span><text:span text:style-name="T477"/></text:p>
          </table:table-cell>
        </table:table-row>
      </table:table>
      <text:p text:style-name="P354"><text:span text:style-name="T477"/></text:p>
      <text:p text:style-name="P354"><text:span text:style-name="T477"/></text:p>
      <text:p text:style-name="P354"><text:span text:style-name="T477"/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356"><text:span text:style-name="T478">Id</text:span><text:span text:style-name="T479"/></text:p>
          </table:table-cell>
          <table:table-cell table:style-name="TableCell150001">
            <text:p text:style-name="P356"><text:span text:style-name="T479"/></text:p>
          </table:table-cell>
        </table:table-row>
        <table:table-row table:style-name="TableRow1501">
          <table:table-cell table:style-name="TableCell150100">
            <text:p text:style-name="P359"><text:span text:style-name="T480">Question</text:span><text:span text:style-name="T481"/></text:p>
          </table:table-cell>
          <table:table-cell table:style-name="TableCell150101">
            <text:p text:style-name="P359"><text:span text:style-name="T482">Orthographic projections do not change the length of the line segments which are ___ to projection plane</text:span><text:span text:style-name="T483"/></text:p>
          </table:table-cell>
        </table:table-row>
        <table:table-row table:style-name="TableRow1502">
          <table:table-cell table:style-name="TableCell150200">
            <text:p text:style-name="P362"><text:span text:style-name="T484">A</text:span><text:span text:style-name="T485"/></text:p>
          </table:table-cell>
          <table:table-cell table:style-name="TableCell150201">
            <text:p text:style-name="P362"><text:span text:style-name="T486"> Normal</text:span><text:span text:style-name="T487"/></text:p>
          </table:table-cell>
        </table:table-row>
        <table:table-row table:style-name="TableRow1503">
          <table:table-cell table:style-name="TableCell150300">
            <text:p text:style-name="P364"><text:span text:style-name="T488">B</text:span><text:span text:style-name="T489"/></text:p>
          </table:table-cell>
          <table:table-cell table:style-name="TableCell150301">
            <text:p text:style-name="P364"><text:span text:style-name="T490">Parallel</text:span><text:span text:style-name="T491"/></text:p>
          </table:table-cell>
        </table:table-row>
        <table:table-row table:style-name="TableRow1504">
          <table:table-cell table:style-name="TableCell150400">
            <text:p text:style-name="P366"><text:span text:style-name="T492">C</text:span><text:span text:style-name="T493"/></text:p>
          </table:table-cell>
          <table:table-cell table:style-name="TableCell150401">
            <text:p text:style-name="P366"><text:span text:style-name="T494">Oblique</text:span><text:span text:style-name="T495"/></text:p>
          </table:table-cell>
        </table:table-row>
        <table:table-row table:style-name="TableRow1505">
          <table:table-cell table:style-name="TableCell150500">
            <text:p text:style-name="P368"><text:span text:style-name="T496">D</text:span><text:span text:style-name="T497"/></text:p>
          </table:table-cell>
          <table:table-cell table:style-name="TableCell150501">
            <text:p text:style-name="P368"><text:span text:style-name="T498">Intersecting</text:span><text:span text:style-name="T499"/></text:p>
          </table:table-cell>
        </table:table-row>
        <table:table-row table:style-name="TableRow1506">
          <table:table-cell table:style-name="TableCell150600">
            <text:p text:style-name="P370"><text:span text:style-name="T500">Answer</text:span><text:span text:style-name="T501"/></text:p>
          </table:table-cell>
          <table:table-cell table:style-name="TableCell150601">
            <text:p text:style-name="P370"><text:span text:style-name="T502">B</text:span><text:span text:style-name="T503"/></text:p>
          </table:table-cell>
        </table:table-row>
        <table:table-row table:style-name="TableRow1507">
          <table:table-cell table:style-name="TableCell150700">
            <text:p text:style-name="P372"><text:span text:style-name="T504">Marks</text:span><text:span text:style-name="T505"/></text:p>
          </table:table-cell>
          <table:table-cell table:style-name="TableCell150701">
            <text:p text:style-name="P372"><text:span text:style-name="T506">1</text:span><text:span text:style-name="T507"/></text:p>
          </table:table-cell>
        </table:table-row>
        <table:table-row table:style-name="TableRow1508">
          <table:table-cell table:style-name="TableCell150800">
            <text:p text:style-name="P374"><text:span text:style-name="T508">Unit</text:span><text:span text:style-name="T509"/></text:p>
          </table:table-cell>
          <table:table-cell table:style-name="TableCell150801">
            <text:p text:style-name="P374"><text:span text:style-name="T510">4</text:span><text:span text:style-name="T511"/></text:p>
          </table:table-cell>
        </table:table-row>
      </table:table>
      <text:p text:style-name="P376"><text:span text:style-name="T511"/></text:p>
      <text:p text:style-name="P376"><text:span text:style-name="T511"/></text:p>
      <text:p text:style-name="P376"><text:span text:style-name="T511"/></text:p>
      <table:table table:style-name="Table16">
        <table:table-column table:style-name="TableColumn1600"/>
        <table:table-column table:style-name="TableColumn1601"/>
        <table:table-row table:style-name="TableRow1600">
          <table:table-cell table:style-name="TableCell160000">
            <text:p text:style-name="P378"><text:span text:style-name="T512">Id</text:span><text:span text:style-name="T513"/></text:p>
          </table:table-cell>
          <table:table-cell table:style-name="TableCell160001">
            <text:p text:style-name="P378"><text:span text:style-name="T513"/></text:p>
          </table:table-cell>
        </table:table-row>
        <table:table-row table:style-name="TableRow1601">
          <table:table-cell table:style-name="TableCell160100">
            <text:p text:style-name="P381"><text:span text:style-name="T514">Question</text:span><text:span text:style-name="T515"/></text:p>
          </table:table-cell>
          <table:table-cell table:style-name="TableCell160101">
            <text:p text:style-name="P381"><text:span text:style-name="T516"> In parallel projection, the size of the objects in the image changes only as a function of the distance from the viewer ___</text:span><text:span text:style-name="T517"/></text:p>
          </table:table-cell>
        </table:table-row>
        <table:table-row table:style-name="TableRow1602">
          <table:table-cell table:style-name="TableCell160200">
            <text:p text:style-name="P384"><text:span text:style-name="T518">A</text:span><text:span text:style-name="T519"/></text:p>
          </table:table-cell>
          <table:table-cell table:style-name="TableCell160201">
            <text:p text:style-name="P384"><text:span text:style-name="T520"> TRUE</text:span><text:span text:style-name="T521"/></text:p>
          </table:table-cell>
        </table:table-row>
        <table:table-row table:style-name="TableRow1603">
          <table:table-cell table:style-name="TableCell160300">
            <text:p text:style-name="P386"><text:span text:style-name="T522">B</text:span><text:span text:style-name="T523"/></text:p>
          </table:table-cell>
          <table:table-cell table:style-name="TableCell160301">
            <text:p text:style-name="P386"><text:span text:style-name="T524">FALSE</text:span><text:span text:style-name="T525"/></text:p>
          </table:table-cell>
        </table:table-row>
        <table:table-row table:style-name="TableRow1604">
          <table:table-cell table:style-name="TableCell160400">
            <text:p text:style-name="P388"><text:span text:style-name="T526">C</text:span><text:span text:style-name="T527"/></text:p>
          </table:table-cell>
          <table:table-cell table:style-name="TableCell160401">
            <text:p text:style-name="P388"><text:span text:style-name="T528"> Not always</text:span><text:span text:style-name="T529"/></text:p>
          </table:table-cell>
        </table:table-row>
        <table:table-row table:style-name="TableRow1605">
          <table:table-cell table:style-name="TableCell160500">
            <text:p text:style-name="P390"><text:span text:style-name="T530">D</text:span><text:span text:style-name="T531"/></text:p>
          </table:table-cell>
          <table:table-cell table:style-name="TableCell160501">
            <text:p text:style-name="P390"><text:span text:style-name="T532"><text:s/>None of these</text:span><text:span text:style-name="T533"/></text:p>
          </table:table-cell>
        </table:table-row>
        <table:table-row table:style-name="TableRow1606">
          <table:table-cell table:style-name="TableCell160600">
            <text:p text:style-name="P392"><text:span text:style-name="T534">Answer</text:span><text:span text:style-name="T535"/></text:p>
          </table:table-cell>
          <table:table-cell table:style-name="TableCell160601">
            <text:p text:style-name="P392"><text:span text:style-name="T536"><text:s/>B</text:span><text:span text:style-name="T537"/></text:p>
          </table:table-cell>
        </table:table-row>
        <table:table-row table:style-name="TableRow1607">
          <table:table-cell table:style-name="TableCell160700">
            <text:p text:style-name="P394"><text:span text:style-name="T538">Marks</text:span><text:span text:style-name="T539"/></text:p>
          </table:table-cell>
          <table:table-cell table:style-name="TableCell160701">
            <text:p text:style-name="P394"><text:span text:style-name="T540">1</text:span><text:span text:style-name="T541"/></text:p>
          </table:table-cell>
        </table:table-row>
        <table:table-row table:style-name="TableRow1608">
          <table:table-cell table:style-name="TableCell160800">
            <text:p text:style-name="P396"><text:span text:style-name="T542">Unit</text:span><text:span text:style-name="T543"/></text:p>
          </table:table-cell>
          <table:table-cell table:style-name="TableCell160801">
            <text:p text:style-name="P396"><text:span text:style-name="T544">4</text:span><text:span text:style-name="T545"/></text:p>
          </table:table-cell>
        </table:table-row>
      </table:table>
      <text:p text:style-name="P398"><text:span text:style-name="T545"/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400"><text:span text:style-name="T546">Id</text:span><text:span text:style-name="T547"/></text:p>
          </table:table-cell>
          <table:table-cell table:style-name="TableCell170001">
            <text:p text:style-name="P400"><text:span text:style-name="T547"/></text:p>
          </table:table-cell>
        </table:table-row>
        <table:table-row table:style-name="TableRow1701">
          <table:table-cell table:style-name="TableCell170100">
            <text:p text:style-name="P403"><text:span text:style-name="T548">Question</text:span><text:span text:style-name="T549"/></text:p>
          </table:table-cell>
          <table:table-cell table:style-name="TableCell170101">
            <text:p text:style-name="P403"><text:span text:style-name="T550">To draw a 3D object on 2D plane ----------is used</text:span><text:span text:style-name="T551"/></text:p>
          </table:table-cell>
        </table:table-row>
        <table:table-row table:style-name="TableRow1702">
          <table:table-cell table:style-name="TableCell170200">
            <text:p text:style-name="P406"><text:span text:style-name="T552">A</text:span><text:span text:style-name="T553"/></text:p>
          </table:table-cell>
          <table:table-cell table:style-name="TableCell170201">
            <text:p text:style-name="P406"><text:span text:style-name="T554"><text:s/>Projection<text:s/></text:span><text:span text:style-name="T555"/></text:p>
          </table:table-cell>
        </table:table-row>
        <table:table-row table:style-name="TableRow1703">
          <table:table-cell table:style-name="TableCell170300">
            <text:p text:style-name="P408"><text:span text:style-name="T556">B</text:span><text:span text:style-name="T557"/></text:p>
          </table:table-cell>
          <table:table-cell table:style-name="TableCell170301">
            <text:p text:style-name="P408"><text:span text:style-name="T558"> 3D transformation</text:span><text:span text:style-name="T559"/></text:p>
          </table:table-cell>
        </table:table-row>
        <table:table-row table:style-name="TableRow1704">
          <table:table-cell table:style-name="TableCell170400">
            <text:p text:style-name="P410"><text:span text:style-name="T560">C</text:span><text:span text:style-name="T561"/></text:p>
          </table:table-cell>
          <table:table-cell table:style-name="TableCell170401">
            <text:p text:style-name="P410"><text:span text:style-name="T562">Clipping</text:span><text:span text:style-name="T563"/></text:p>
          </table:table-cell>
        </table:table-row>
        <table:table-row table:style-name="TableRow1705">
          <table:table-cell table:style-name="TableCell170500">
            <text:p text:style-name="P412"><text:span text:style-name="T564">D</text:span><text:span text:style-name="T565"/></text:p>
          </table:table-cell>
          <table:table-cell table:style-name="TableCell170501">
            <text:p text:style-name="P413"><text:span text:style-name="T566">.      None of these      </text:span><text:span text:style-name="T567"/></text:p>
          </table:table-cell>
        </table:table-row>
        <table:table-row table:style-name="TableRow1706">
          <table:table-cell table:style-name="TableCell170600">
            <text:p text:style-name="P415"><text:span text:style-name="T568">Answer</text:span><text:span text:style-name="T569"/></text:p>
          </table:table-cell>
          <table:table-cell table:style-name="TableCell170601">
            <text:p text:style-name="P415"><text:span text:style-name="T570"><text:s/>A</text:span><text:span text:style-name="T571"/></text:p>
          </table:table-cell>
        </table:table-row>
        <table:table-row table:style-name="TableRow1707">
          <table:table-cell table:style-name="TableCell170700">
            <text:p text:style-name="P417"><text:span text:style-name="T572">Marks</text:span><text:span text:style-name="T573"/></text:p>
          </table:table-cell>
          <table:table-cell table:style-name="TableCell170701">
            <text:p text:style-name="P417"><text:span text:style-name="T574">1</text:span><text:span text:style-name="T575"/></text:p>
          </table:table-cell>
        </table:table-row>
        <table:table-row table:style-name="TableRow1708">
          <table:table-cell table:style-name="TableCell170800">
            <text:p text:style-name="P419"><text:span text:style-name="T576">Unit</text:span><text:span text:style-name="T577"/></text:p>
          </table:table-cell>
          <table:table-cell table:style-name="TableCell170801">
            <text:p text:style-name="P419"><text:span text:style-name="T578">4</text:span><text:span text:style-name="T579"/></text:p>
          </table:table-cell>
        </table:table-row>
      </table:table>
      <text:p text:style-name="P421"><text:span text:style-name="T579"/></text:p>
      <text:p text:style-name="P421"><text:span text:style-name="T579"/></text:p>
      <table:table table:style-name="Table18">
        <table:table-column table:style-name="TableColumn1800"/>
        <table:table-column table:style-name="TableColumn1801"/>
        <table:table-row table:style-name="TableRow1800">
          <table:table-cell table:style-name="TableCell180000">
            <text:p text:style-name="P423"><text:span text:style-name="T580">Id</text:span><text:span text:style-name="T581"/></text:p>
          </table:table-cell>
          <table:table-cell table:style-name="TableCell180001">
            <text:p text:style-name="P423"><text:span text:style-name="T581"/></text:p>
          </table:table-cell>
        </table:table-row>
        <table:table-row table:style-name="TableRow1801">
          <table:table-cell table:style-name="TableCell180100">
            <text:p text:style-name="P426"><text:span text:style-name="T582">Question</text:span><text:span text:style-name="T583"/></text:p>
          </table:table-cell>
          <table:table-cell table:style-name="TableCell180101">
            <text:p text:style-name="P426"><text:span text:style-name="T584"> Which of the following projections do not change the length of the line segments which r parallel to projection plane?</text:span><text:span text:style-name="T585"/></text:p>
          </table:table-cell>
        </table:table-row>
        <table:table-row table:style-name="TableRow1802">
          <table:table-cell table:style-name="TableCell180200">
            <text:p text:style-name="P429"><text:span text:style-name="T586">A</text:span><text:span text:style-name="T587"/></text:p>
          </table:table-cell>
          <table:table-cell table:style-name="TableCell180201">
            <text:p text:style-name="P429"><text:span text:style-name="T588">Orthographic projection</text:span><text:span text:style-name="T589"/></text:p>
          </table:table-cell>
        </table:table-row>
        <table:table-row table:style-name="TableRow1803">
          <table:table-cell table:style-name="TableCell180300">
            <text:p text:style-name="P431"><text:span text:style-name="T590">B</text:span><text:span text:style-name="T591"/></text:p>
          </table:table-cell>
          <table:table-cell table:style-name="TableCell180301">
            <text:p text:style-name="P431"><text:span text:style-name="T592"> Oblique projection</text:span><text:span text:style-name="T593"/></text:p>
          </table:table-cell>
        </table:table-row>
        <table:table-row table:style-name="TableRow1804">
          <table:table-cell table:style-name="TableCell180400">
            <text:p text:style-name="P433"><text:span text:style-name="T594">C</text:span><text:span text:style-name="T595"/></text:p>
          </table:table-cell>
          <table:table-cell table:style-name="TableCell180401">
            <text:p text:style-name="P433"><text:span text:style-name="T596">Prespective projection</text:span><text:span text:style-name="T597"/></text:p>
          </table:table-cell>
        </table:table-row>
        <table:table-row table:style-name="TableRow1805">
          <table:table-cell table:style-name="TableCell180500">
            <text:p text:style-name="P435"><text:span text:style-name="T598">D</text:span><text:span text:style-name="T599"/></text:p>
          </table:table-cell>
          <table:table-cell table:style-name="TableCell180501">
            <text:p text:style-name="P436"><text:span text:style-name="T600">.      None of these</text:span><text:span text:style-name="T601"/></text:p>
          </table:table-cell>
        </table:table-row>
        <table:table-row table:style-name="TableRow1806">
          <table:table-cell table:style-name="TableCell180600">
            <text:p text:style-name="P438"><text:span text:style-name="T602">Answer</text:span><text:span text:style-name="T603"/></text:p>
          </table:table-cell>
          <table:table-cell table:style-name="TableCell180601">
            <text:p text:style-name="P438"><text:span text:style-name="T604">A</text:span><text:span text:style-name="T605"/></text:p>
          </table:table-cell>
        </table:table-row>
        <table:table-row table:style-name="TableRow1807">
          <table:table-cell table:style-name="TableCell180700">
            <text:p text:style-name="P440"><text:span text:style-name="T606">Marks</text:span><text:span text:style-name="T607"/></text:p>
          </table:table-cell>
          <table:table-cell table:style-name="TableCell180701">
            <text:p text:style-name="P440"><text:span text:style-name="T608">1</text:span><text:span text:style-name="T609"/></text:p>
          </table:table-cell>
        </table:table-row>
        <table:table-row table:style-name="TableRow1808">
          <table:table-cell table:style-name="TableCell180800">
            <text:p text:style-name="P442"><text:span text:style-name="T610">Unit</text:span><text:span text:style-name="T611"/></text:p>
          </table:table-cell>
          <table:table-cell table:style-name="TableCell180801">
            <text:p text:style-name="P442"><text:span text:style-name="T612">4</text:span><text:span text:style-name="T613"/></text:p>
          </table:table-cell>
        </table:table-row>
      </table:table>
      <text:p text:style-name="P444"><text:span text:style-name="T613"/></text:p>
      <table:table table:style-name="Table19">
        <table:table-column table:style-name="TableColumn1900"/>
        <table:table-column table:style-name="TableColumn1901"/>
        <table:table-row table:style-name="TableRow1900">
          <table:table-cell table:style-name="TableCell190000">
            <text:p text:style-name="P446"><text:span text:style-name="T614">Id</text:span><text:span text:style-name="T615"/></text:p>
          </table:table-cell>
          <table:table-cell table:style-name="TableCell190001">
            <text:p text:style-name="P446"><text:span text:style-name="T615"/></text:p>
          </table:table-cell>
        </table:table-row>
        <table:table-row table:style-name="TableRow1901">
          <table:table-cell table:style-name="TableCell190100">
            <text:p text:style-name="P449"><text:span text:style-name="T616">Question</text:span><text:span text:style-name="T617"/></text:p>
          </table:table-cell>
          <table:table-cell table:style-name="TableCell190101">
            <text:p text:style-name="P449"><text:span text:style-name="T618">   If more than one face of an object needs to b displayed then, _________ is used.</text:span><text:span text:style-name="T619"/></text:p>
          </table:table-cell>
        </table:table-row>
        <table:table-row table:style-name="TableRow1902">
          <table:table-cell table:style-name="TableCell190200">
            <text:p text:style-name="P452"><text:span text:style-name="T620">A</text:span><text:span text:style-name="T621"/></text:p>
          </table:table-cell>
          <table:table-cell table:style-name="TableCell190201">
            <text:p text:style-name="P452"><text:span text:style-name="T622">  Cabinet projection</text:span><text:span text:style-name="T623"/></text:p>
          </table:table-cell>
        </table:table-row>
        <table:table-row table:style-name="TableRow1903">
          <table:table-cell table:style-name="TableCell190300">
            <text:p text:style-name="P454"><text:span text:style-name="T624">B</text:span><text:span text:style-name="T625"/></text:p>
          </table:table-cell>
          <table:table-cell table:style-name="TableCell190301">
            <text:p text:style-name="P454"><text:span text:style-name="T626">  Axonometric projection</text:span><text:span text:style-name="T627"/></text:p>
          </table:table-cell>
        </table:table-row>
        <table:table-row table:style-name="TableRow1904">
          <table:table-cell table:style-name="TableCell190400">
            <text:p text:style-name="P456"><text:span text:style-name="T628">C</text:span><text:span text:style-name="T629"/></text:p>
          </table:table-cell>
          <table:table-cell table:style-name="TableCell190401">
            <text:p text:style-name="P456"><text:span text:style-name="T630">   Prespective projection</text:span><text:span text:style-name="T631"/></text:p>
          </table:table-cell>
        </table:table-row>
        <table:table-row table:style-name="TableRow1905">
          <table:table-cell table:style-name="TableCell190500">
            <text:p text:style-name="P458"><text:span text:style-name="T632">D</text:span><text:span text:style-name="T633"/></text:p>
          </table:table-cell>
          <table:table-cell table:style-name="TableCell190501">
            <text:p text:style-name="P459"><text:span text:style-name="T634">.      <text:s text:c="3"/>Parallel projection</text:span><text:span text:style-name="T635"/></text:p>
          </table:table-cell>
        </table:table-row>
        <table:table-row table:style-name="TableRow1906">
          <table:table-cell table:style-name="TableCell190600">
            <text:p text:style-name="P461"><text:span text:style-name="T636">Answer</text:span><text:span text:style-name="T637"/></text:p>
          </table:table-cell>
          <table:table-cell table:style-name="TableCell190601">
            <text:p text:style-name="P461"><text:span text:style-name="T638"><text:s/>B</text:span><text:span text:style-name="T639"/></text:p>
          </table:table-cell>
        </table:table-row>
        <table:table-row table:style-name="TableRow1907">
          <table:table-cell table:style-name="TableCell190700">
            <text:p text:style-name="P463"><text:span text:style-name="T640">Marks</text:span><text:span text:style-name="T641"/></text:p>
          </table:table-cell>
          <table:table-cell table:style-name="TableCell190701">
            <text:p text:style-name="P463"><text:span text:style-name="T642">1</text:span><text:span text:style-name="T643"/></text:p>
          </table:table-cell>
        </table:table-row>
        <table:table-row table:style-name="TableRow1908">
          <table:table-cell table:style-name="TableCell190800">
            <text:p text:style-name="P465"><text:span text:style-name="T644">Unit</text:span><text:span text:style-name="T645"/></text:p>
          </table:table-cell>
          <table:table-cell table:style-name="TableCell190801">
            <text:p text:style-name="P465"><text:span text:style-name="T646">4</text:span><text:span text:style-name="T647"/></text:p>
          </table:table-cell>
        </table:table-row>
      </table:table>
      <text:p text:style-name="P467"><text:span text:style-name="T647"/></text:p>
      <text:p text:style-name="P468"><text:span text:style-name="T647"/></text:p>
      <text:p text:style-name="P468"><text:span text:style-name="T647"/></text:p>
      <table:table table:style-name="Table20">
        <table:table-column table:style-name="TableColumn2000"/>
        <table:table-column table:style-name="TableColumn2001"/>
        <table:table-row table:style-name="TableRow2000">
          <table:table-cell table:style-name="TableCell200000">
            <text:p text:style-name="P470"><text:span text:style-name="T648">Id</text:span><text:span text:style-name="T649"/></text:p>
          </table:table-cell>
          <table:table-cell table:style-name="TableCell200001">
            <text:p text:style-name="P470"><text:span text:style-name="T649"/></text:p>
          </table:table-cell>
        </table:table-row>
        <table:table-row table:style-name="TableRow2001">
          <table:table-cell table:style-name="TableCell200100">
            <text:p text:style-name="P473"><text:span text:style-name="T650">Question</text:span><text:span text:style-name="T651"/></text:p>
          </table:table-cell>
          <table:table-cell table:style-name="TableCell200101">
            <text:p text:style-name="P473"><text:span text:style-name="T652">   Depth of the original object is maintained in ________projections</text:span><text:span text:style-name="T653"/></text:p>
          </table:table-cell>
        </table:table-row>
        <table:table-row table:style-name="TableRow2002">
          <table:table-cell table:style-name="TableCell200200">
            <text:p text:style-name="P476"><text:span text:style-name="T654">A</text:span><text:span text:style-name="T655"/></text:p>
          </table:table-cell>
          <table:table-cell table:style-name="TableCell200201">
            <text:p text:style-name="P476"><text:span text:style-name="T656">     Isometric</text:span><text:span text:style-name="T657"/></text:p>
          </table:table-cell>
        </table:table-row>
        <table:table-row table:style-name="TableRow2003">
          <table:table-cell table:style-name="TableCell200300">
            <text:p text:style-name="P478"><text:span text:style-name="T658">B</text:span><text:span text:style-name="T659"/></text:p>
          </table:table-cell>
          <table:table-cell table:style-name="TableCell200301">
            <text:p text:style-name="P478"><text:span text:style-name="T660">    Cavalier</text:span><text:span text:style-name="T661"/></text:p>
          </table:table-cell>
        </table:table-row>
        <table:table-row table:style-name="TableRow2004">
          <table:table-cell table:style-name="TableCell200400">
            <text:p text:style-name="P480"><text:span text:style-name="T662">C</text:span><text:span text:style-name="T663"/></text:p>
          </table:table-cell>
          <table:table-cell table:style-name="TableCell200401">
            <text:p text:style-name="P480"><text:span text:style-name="T664">    Cabinet</text:span><text:span text:style-name="T665"/></text:p>
          </table:table-cell>
        </table:table-row>
        <table:table-row table:style-name="TableRow2005">
          <table:table-cell table:style-name="TableCell200500">
            <text:p text:style-name="P482"><text:span text:style-name="T666">D</text:span><text:span text:style-name="T667"/></text:p>
          </table:table-cell>
          <table:table-cell table:style-name="TableCell200501">
            <text:p text:style-name="P483"><text:span text:style-name="T668">.      <text:s text:c="3"/> Trimetric</text:span><text:span text:style-name="T669"/></text:p>
          </table:table-cell>
        </table:table-row>
        <table:table-row table:style-name="TableRow2006">
          <table:table-cell table:style-name="TableCell200600">
            <text:p text:style-name="P485"><text:span text:style-name="T670">Answer</text:span><text:span text:style-name="T671"/></text:p>
          </table:table-cell>
          <table:table-cell table:style-name="TableCell200601">
            <text:p text:style-name="P485"><text:span text:style-name="T672"><text:s/>B</text:span><text:span text:style-name="T673"/></text:p>
          </table:table-cell>
        </table:table-row>
        <table:table-row table:style-name="TableRow2007">
          <table:table-cell table:style-name="TableCell200700">
            <text:p text:style-name="P487"><text:span text:style-name="T674">Marks</text:span><text:span text:style-name="T675"/></text:p>
          </table:table-cell>
          <table:table-cell table:style-name="TableCell200701">
            <text:p text:style-name="P487"><text:span text:style-name="T676">1</text:span><text:span text:style-name="T677"/></text:p>
          </table:table-cell>
        </table:table-row>
        <table:table-row table:style-name="TableRow2008">
          <table:table-cell table:style-name="TableCell200800">
            <text:p text:style-name="P489"><text:span text:style-name="T678">Unit</text:span><text:span text:style-name="T679"/></text:p>
          </table:table-cell>
          <table:table-cell table:style-name="TableCell200801">
            <text:p text:style-name="P489"><text:span text:style-name="T680">4</text:span><text:span text:style-name="T681"/></text:p>
          </table:table-cell>
        </table:table-row>
      </table:table>
      <text:p text:style-name="P491"><text:span text:style-name="T681"/></text:p>
      <text:p text:style-name="P491"><text:span text:style-name="T681"/></text:p>
      <table:table table:style-name="Table21">
        <table:table-column table:style-name="TableColumn2100"/>
        <table:table-column table:style-name="TableColumn2101"/>
        <table:table-row table:style-name="TableRow2100">
          <table:table-cell table:style-name="TableCell210000">
            <text:p text:style-name="P493"><text:span text:style-name="T682">Id</text:span><text:span text:style-name="T683"/></text:p>
          </table:table-cell>
          <table:table-cell table:style-name="TableCell210001">
            <text:p text:style-name="P493"><text:span text:style-name="T683"/></text:p>
          </table:table-cell>
        </table:table-row>
        <table:table-row table:style-name="TableRow2101">
          <table:table-cell table:style-name="TableCell210100">
            <text:p text:style-name="P496"><text:span text:style-name="T684">Question</text:span><text:span text:style-name="T685"/></text:p>
          </table:table-cell>
          <table:table-cell table:style-name="TableCell210101">
            <text:p text:style-name="P496"><text:span text:style-name="T686">   The depth of the object becomes 1/2 of the original object in<text:s text:c="2"/>___________ projection</text:span><text:span text:style-name="T687"/></text:p>
          </table:table-cell>
        </table:table-row>
        <table:table-row table:style-name="TableRow2102">
          <table:table-cell table:style-name="TableCell210200">
            <text:p text:style-name="P499"><text:span text:style-name="T688">A</text:span><text:span text:style-name="T689"/></text:p>
          </table:table-cell>
          <table:table-cell table:style-name="TableCell210201">
            <text:p text:style-name="P499"><text:span text:style-name="T690">  Diametric</text:span><text:span text:style-name="T691"/></text:p>
          </table:table-cell>
        </table:table-row>
        <table:table-row table:style-name="TableRow2103">
          <table:table-cell table:style-name="TableCell210300">
            <text:p text:style-name="P501"><text:span text:style-name="T692">B</text:span><text:span text:style-name="T693"/></text:p>
          </table:table-cell>
          <table:table-cell table:style-name="TableCell210301">
            <text:p text:style-name="P501"><text:span text:style-name="T694">  Cavalier</text:span><text:span text:style-name="T695"/></text:p>
          </table:table-cell>
        </table:table-row>
        <table:table-row table:style-name="TableRow2104">
          <table:table-cell table:style-name="TableCell210400">
            <text:p text:style-name="P503"><text:span text:style-name="T696">C</text:span><text:span text:style-name="T697"/></text:p>
          </table:table-cell>
          <table:table-cell table:style-name="TableCell210401">
            <text:p text:style-name="P503"><text:span text:style-name="T698">  Cabinet</text:span><text:span text:style-name="T699"/></text:p>
          </table:table-cell>
        </table:table-row>
        <table:table-row table:style-name="TableRow2105">
          <table:table-cell table:style-name="TableCell210500">
            <text:p text:style-name="P505"><text:span text:style-name="T700">D</text:span><text:span text:style-name="T701"/></text:p>
          </table:table-cell>
          <table:table-cell table:style-name="TableCell210501">
            <text:p text:style-name="P506"><text:span text:style-name="T702">.       Trimetric</text:span><text:span text:style-name="T703"/></text:p>
          </table:table-cell>
        </table:table-row>
        <table:table-row table:style-name="TableRow2106">
          <table:table-cell table:style-name="TableCell210600">
            <text:p text:style-name="P508"><text:span text:style-name="T704">Answer</text:span><text:span text:style-name="T705"/></text:p>
          </table:table-cell>
          <table:table-cell table:style-name="TableCell210601">
            <text:p text:style-name="P508"><text:span text:style-name="T706"><text:s/>C</text:span><text:span text:style-name="T707"/></text:p>
          </table:table-cell>
        </table:table-row>
        <table:table-row table:style-name="TableRow2107">
          <table:table-cell table:style-name="TableCell210700">
            <text:p text:style-name="P510"><text:span text:style-name="T708">Marks</text:span><text:span text:style-name="T709"/></text:p>
          </table:table-cell>
          <table:table-cell table:style-name="TableCell210701">
            <text:p text:style-name="P510"><text:span text:style-name="T710">1</text:span><text:span text:style-name="T711"/></text:p>
          </table:table-cell>
        </table:table-row>
        <table:table-row table:style-name="TableRow2108">
          <table:table-cell table:style-name="TableCell210800">
            <text:p text:style-name="P512"><text:span text:style-name="T712">Unit</text:span><text:span text:style-name="T713"/></text:p>
          </table:table-cell>
          <table:table-cell table:style-name="TableCell210801">
            <text:p text:style-name="P512"><text:span text:style-name="T714">4</text:span><text:span text:style-name="T715"/></text:p>
          </table:table-cell>
        </table:table-row>
      </table:table>
      <text:p text:style-name="P514"><text:span text:style-name="T715"/></text:p>
      <table:table table:style-name="Table22">
        <table:table-column table:style-name="TableColumn2200"/>
        <table:table-column table:style-name="TableColumn2201"/>
        <table:table-row table:style-name="TableRow2200">
          <table:table-cell table:style-name="TableCell220000">
            <text:p text:style-name="P516"><text:span text:style-name="T716">Id</text:span><text:span text:style-name="T717"/></text:p>
          </table:table-cell>
          <table:table-cell table:style-name="TableCell220001">
            <text:p text:style-name="P516"><text:span text:style-name="T717"/></text:p>
          </table:table-cell>
        </table:table-row>
        <table:table-row table:style-name="TableRow2201">
          <table:table-cell table:style-name="TableCell220100">
            <text:p text:style-name="P519"><text:span text:style-name="T718">Question</text:span><text:span text:style-name="T719"/></text:p>
          </table:table-cell>
          <table:table-cell table:style-name="TableCell220101">
            <text:p text:style-name="P519"><text:span text:style-name="T720"> In case of two point perspective projection -------------</text:span><text:span text:style-name="T721"/></text:p>
          </table:table-cell>
        </table:table-row>
        <table:table-row table:style-name="TableRow2202">
          <table:table-cell table:style-name="TableCell220200">
            <text:p text:style-name="P522"><text:span text:style-name="T722">A</text:span><text:span text:style-name="T723"/></text:p>
          </table:table-cell>
          <table:table-cell table:style-name="TableCell220201">
            <text:p text:style-name="P522"><text:span text:style-name="T724">A projection plane is not parallel to any of the principal axis</text:span><text:span text:style-name="T725"/></text:p>
          </table:table-cell>
        </table:table-row>
        <table:table-row table:style-name="TableRow2203">
          <table:table-cell table:style-name="TableCell220300">
            <text:p text:style-name="P524"><text:span text:style-name="T726">B</text:span><text:span text:style-name="T727"/></text:p>
          </table:table-cell>
          <table:table-cell table:style-name="TableCell220301">
            <text:p text:style-name="P524"><text:span text:style-name="T728"> A projection plane is<text:s text:c="2"/>parallel to one of the principal axis</text:span><text:span text:style-name="T729"/></text:p>
          </table:table-cell>
        </table:table-row>
        <table:table-row table:style-name="TableRow2204">
          <table:table-cell table:style-name="TableCell220400">
            <text:p text:style-name="P526"><text:span text:style-name="T730">C</text:span><text:span text:style-name="T731"/></text:p>
          </table:table-cell>
          <table:table-cell table:style-name="TableCell220401">
            <text:p text:style-name="P526"><text:span text:style-name="T732"> A projection plane is<text:s text:c="2"/>parallel to two of the principal axis     </text:span><text:span text:style-name="T733"/></text:p>
          </table:table-cell>
        </table:table-row>
        <table:table-row table:style-name="TableRow2205">
          <table:table-cell table:style-name="TableCell220500">
            <text:p text:style-name="P528"><text:span text:style-name="T734">D</text:span><text:span text:style-name="T735"/></text:p>
          </table:table-cell>
          <table:table-cell table:style-name="TableCell220501">
            <text:p text:style-name="P529"><text:span text:style-name="T736">.     None of these <text:s text:c="3"/>.      </text:span><text:span text:style-name="T737"/></text:p>
          </table:table-cell>
        </table:table-row>
        <table:table-row table:style-name="TableRow2206">
          <table:table-cell table:style-name="TableCell220600">
            <text:p text:style-name="P531"><text:span text:style-name="T738">Answer</text:span><text:span text:style-name="T739"/></text:p>
          </table:table-cell>
          <table:table-cell table:style-name="TableCell220601">
            <text:p text:style-name="P531"><text:span text:style-name="T740">B</text:span><text:span text:style-name="T741"/></text:p>
          </table:table-cell>
        </table:table-row>
        <table:table-row table:style-name="TableRow2207">
          <table:table-cell table:style-name="TableCell220700">
            <text:p text:style-name="P533"><text:span text:style-name="T742">Marks</text:span><text:span text:style-name="T743"/></text:p>
          </table:table-cell>
          <table:table-cell table:style-name="TableCell220701">
            <text:p text:style-name="P533"><text:span text:style-name="T744">1</text:span><text:span text:style-name="T745"/></text:p>
          </table:table-cell>
        </table:table-row>
        <table:table-row table:style-name="TableRow2208">
          <table:table-cell table:style-name="TableCell220800">
            <text:p text:style-name="P535"><text:span text:style-name="T746">Unit</text:span><text:span text:style-name="T747"/></text:p>
          </table:table-cell>
          <table:table-cell table:style-name="TableCell220801">
            <text:p text:style-name="P535"><text:span text:style-name="T748">4</text:span><text:span text:style-name="T749"/></text:p>
          </table:table-cell>
        </table:table-row>
      </table:table>
      <text:p text:style-name="P537"><text:span text:style-name="T749"/></text:p>
      <text:p text:style-name="P537"><text:span text:style-name="T749"/></text:p>
      <table:table table:style-name="Table23">
        <table:table-column table:style-name="TableColumn2300"/>
        <table:table-column table:style-name="TableColumn2301"/>
        <table:table-row table:style-name="TableRow2300">
          <table:table-cell table:style-name="TableCell230000">
            <text:p text:style-name="P539"><text:span text:style-name="T750">Id</text:span><text:span text:style-name="T751"/></text:p>
          </table:table-cell>
          <table:table-cell table:style-name="TableCell230001">
            <text:p text:style-name="P539"><text:span text:style-name="T751"/></text:p>
          </table:table-cell>
        </table:table-row>
        <table:table-row table:style-name="TableRow2301">
          <table:table-cell table:style-name="TableCell230100">
            <text:p text:style-name="P542"><text:span text:style-name="T752">Question</text:span><text:span text:style-name="T753"/></text:p>
          </table:table-cell>
          <table:table-cell table:style-name="TableCell230101">
            <text:p text:style-name="P542"><text:span text:style-name="T754">     In case of one point perspective projection -------------</text:span><text:span text:style-name="T755"/></text:p>
          </table:table-cell>
        </table:table-row>
        <table:table-row table:style-name="TableRow2302">
          <table:table-cell table:style-name="TableCell230200">
            <text:p text:style-name="P545"><text:span text:style-name="T756">A</text:span><text:span text:style-name="T757"/></text:p>
          </table:table-cell>
          <table:table-cell table:style-name="TableCell230201">
            <text:p text:style-name="P545"><text:span text:style-name="T758">     A projection plane is not parallel to any of the principal axis</text:span><text:span text:style-name="T759"/></text:p>
          </table:table-cell>
        </table:table-row>
        <table:table-row table:style-name="TableRow2303">
          <table:table-cell table:style-name="TableCell230300">
            <text:p text:style-name="P547"><text:span text:style-name="T760">B</text:span><text:span text:style-name="T761"/></text:p>
          </table:table-cell>
          <table:table-cell table:style-name="TableCell230301">
            <text:p text:style-name="P547"><text:span text:style-name="T762">    A projection plane is parallel to one of the principal axis</text:span><text:span text:style-name="T763"/></text:p>
          </table:table-cell>
        </table:table-row>
        <table:table-row table:style-name="TableRow2304">
          <table:table-cell table:style-name="TableCell230400">
            <text:p text:style-name="P549"><text:span text:style-name="T764">C</text:span><text:span text:style-name="T765"/></text:p>
          </table:table-cell>
          <table:table-cell table:style-name="TableCell230401">
            <text:p text:style-name="P549"><text:span text:style-name="T766">    A projection plane is<text:s text:c="2"/>parallel to two of the principal axis</text:span><text:span text:style-name="T767"/></text:p>
          </table:table-cell>
        </table:table-row>
        <table:table-row table:style-name="TableRow2305">
          <table:table-cell table:style-name="TableCell230500">
            <text:p text:style-name="P551"><text:span text:style-name="T768">D</text:span><text:span text:style-name="T769"/></text:p>
          </table:table-cell>
          <table:table-cell table:style-name="TableCell230501">
            <text:p text:style-name="P552"><text:span text:style-name="T770">.      <text:s text:c="3"/>None of these <text:s text:c="3"/>.      </text:span><text:span text:style-name="T771"/></text:p>
          </table:table-cell>
        </table:table-row>
        <table:table-row table:style-name="TableRow2306">
          <table:table-cell table:style-name="TableCell230600">
            <text:p text:style-name="P554"><text:span text:style-name="T772">Answer</text:span><text:span text:style-name="T773"/></text:p>
          </table:table-cell>
          <table:table-cell table:style-name="TableCell230601">
            <text:p text:style-name="P554"><text:span text:style-name="T774">C</text:span><text:span text:style-name="T775"/></text:p>
          </table:table-cell>
        </table:table-row>
        <table:table-row table:style-name="TableRow2307">
          <table:table-cell table:style-name="TableCell230700">
            <text:p text:style-name="P556"><text:span text:style-name="T776">Marks</text:span><text:span text:style-name="T777"/></text:p>
          </table:table-cell>
          <table:table-cell table:style-name="TableCell230701">
            <text:p text:style-name="P556"><text:span text:style-name="T778">1</text:span><text:span text:style-name="T779"/></text:p>
          </table:table-cell>
        </table:table-row>
        <table:table-row table:style-name="TableRow2308">
          <table:table-cell table:style-name="TableCell230800">
            <text:p text:style-name="P558"><text:span text:style-name="T780">Unit</text:span><text:span text:style-name="T781"/></text:p>
          </table:table-cell>
          <table:table-cell table:style-name="TableCell230801">
            <text:p text:style-name="P558"><text:span text:style-name="T782">4</text:span><text:span text:style-name="T783"/></text:p>
          </table:table-cell>
        </table:table-row>
      </table:table>
      <text:p text:style-name="P560"><text:span text:style-name="T783"/></text:p>
      <table:table table:style-name="Table24">
        <table:table-column table:style-name="TableColumn2400"/>
        <table:table-column table:style-name="TableColumn2401"/>
        <table:table-row table:style-name="TableRow2400">
          <table:table-cell table:style-name="TableCell240000">
            <text:p text:style-name="P562"><text:span text:style-name="T784">Id</text:span><text:span text:style-name="T785"/></text:p>
          </table:table-cell>
          <table:table-cell table:style-name="TableCell240001">
            <text:p text:style-name="P562"><text:span text:style-name="T785"/></text:p>
          </table:table-cell>
        </table:table-row>
        <table:table-row table:style-name="TableRow2401">
          <table:table-cell table:style-name="TableCell240100">
            <text:p text:style-name="P565"><text:span text:style-name="T786">Question</text:span><text:span text:style-name="T787"/></text:p>
          </table:table-cell>
          <table:table-cell table:style-name="TableCell240101">
            <text:p text:style-name="P565"><text:span text:style-name="T788">     In case of a Cavalier projection the projection vector forms an angle of ___ degree with the Z-axis.</text:span><text:span text:style-name="T789"/></text:p>
          </table:table-cell>
        </table:table-row>
        <table:table-row table:style-name="TableRow2402">
          <table:table-cell table:style-name="TableCell240200">
            <text:p text:style-name="P568"><text:span text:style-name="T790">A</text:span><text:span text:style-name="T791"/></text:p>
          </table:table-cell>
          <table:table-cell table:style-name="TableCell240201">
            <text:p text:style-name="P568"><text:span text:style-name="T792"> 30</text:span><text:span text:style-name="T793"/></text:p>
          </table:table-cell>
        </table:table-row>
        <table:table-row table:style-name="TableRow2403">
          <table:table-cell table:style-name="TableCell240300">
            <text:p text:style-name="P570"><text:span text:style-name="T794">B</text:span><text:span text:style-name="T795"/></text:p>
          </table:table-cell>
          <table:table-cell table:style-name="TableCell240301">
            <text:p text:style-name="P570"><text:span text:style-name="T796"> 45</text:span><text:span text:style-name="T797"/></text:p>
          </table:table-cell>
        </table:table-row>
        <table:table-row table:style-name="TableRow2404">
          <table:table-cell table:style-name="TableCell240400">
            <text:p text:style-name="P572"><text:span text:style-name="T798">C</text:span><text:span text:style-name="T799"/></text:p>
          </table:table-cell>
          <table:table-cell table:style-name="TableCell240401">
            <text:p text:style-name="P572"><text:span text:style-name="T800"> 60</text:span><text:span text:style-name="T801"/></text:p>
          </table:table-cell>
        </table:table-row>
        <table:table-row table:style-name="TableRow2405">
          <table:table-cell table:style-name="TableCell240500">
            <text:p text:style-name="P574"><text:span text:style-name="T802">D</text:span><text:span text:style-name="T803"/></text:p>
          </table:table-cell>
          <table:table-cell table:style-name="TableCell240501">
            <text:p text:style-name="P574"><text:span text:style-name="T804">26.66</text:span><text:span text:style-name="T805"/></text:p>
          </table:table-cell>
        </table:table-row>
        <table:table-row table:style-name="TableRow2406">
          <table:table-cell table:style-name="TableCell240600">
            <text:p text:style-name="P576"><text:span text:style-name="T806">Answer<text:s/></text:span><text:span text:style-name="T807"/></text:p>
          </table:table-cell>
          <table:table-cell table:style-name="TableCell240601">
            <text:p text:style-name="P576"><text:span text:style-name="T808"><text:s/>B</text:span><text:span text:style-name="T809"/></text:p>
          </table:table-cell>
        </table:table-row>
        <table:table-row table:style-name="TableRow2407">
          <table:table-cell table:style-name="TableCell240700">
            <text:p text:style-name="P578"><text:span text:style-name="T810">Marks</text:span><text:span text:style-name="T811"/></text:p>
          </table:table-cell>
          <table:table-cell table:style-name="TableCell240701">
            <text:p text:style-name="P578"><text:span text:style-name="T812">1</text:span><text:span text:style-name="T813"/></text:p>
          </table:table-cell>
        </table:table-row>
        <table:table-row table:style-name="TableRow2408">
          <table:table-cell table:style-name="TableCell240800">
            <text:p text:style-name="P580"><text:span text:style-name="T814">Unit</text:span><text:span text:style-name="T815"/></text:p>
          </table:table-cell>
          <table:table-cell table:style-name="TableCell240801">
            <text:p text:style-name="P580"><text:span text:style-name="T816">4</text:span><text:span text:style-name="T817"/></text:p>
          </table:table-cell>
        </table:table-row>
      </table:table>
      <text:p text:style-name="P582"><text:span text:style-name="T8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